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4.801cm" style:type="right" style:leader-style="dotted" style:leader-text="."/>
        </style:tab-stops>
      </style:paragraph-properties>
    </style:style>
    <style:style style:name="P2" style:family="paragraph" style:parent-style-name="Contents_20_2">
      <style:paragraph-properties>
        <style:tab-stops>
          <style:tab-stop style:position="14.801cm" style:type="right" style:leader-style="dotted" style:leader-text="."/>
        </style:tab-stops>
      </style:paragraph-properties>
    </style:style>
    <style:style style:name="P3" style:family="paragraph" style:parent-style-name="Standard">
      <style:text-properties style:text-line-through-style="none" style:text-line-through-type="none" style:text-underline-style="none"/>
    </style:style>
    <style:style style:name="P4" style:family="paragraph" style:parent-style-name="Standard">
      <style:text-properties officeooo:paragraph-rsid="00617154"/>
    </style:style>
    <style:style style:name="P5" style:family="paragraph" style:parent-style-name="Standard">
      <style:text-properties fo:font-style="normal" style:text-underline-style="none" officeooo:paragraph-rsid="00617154" style:font-style-asian="normal" style:font-style-complex="normal"/>
    </style:style>
    <style:style style:name="P6" style:family="paragraph" style:parent-style-name="Standard">
      <style:text-properties fo:font-style="italic" officeooo:paragraph-rsid="00617154" style:font-style-asian="italic" style:font-style-complex="italic"/>
    </style:style>
    <style:style style:name="P7" style:family="paragraph" style:parent-style-name="Text_20_body">
      <style:paragraph-properties fo:margin-top="0.4cm" fo:margin-bottom="0.101cm" style:contextual-spacing="false" fo:text-align="center" style:justify-single-word="false"/>
      <style:text-properties officeooo:paragraph-rsid="004c2f65"/>
    </style:style>
    <style:style style:name="P8" style:family="paragraph" style:parent-style-name="Text_20_body">
      <style:paragraph-properties fo:margin-top="0.4cm" fo:margin-bottom="0.101cm" style:contextual-spacing="false"/>
      <style:text-properties fo:font-style="italic" officeooo:paragraph-rsid="01738331" style:font-style-asian="italic" style:font-style-complex="italic"/>
    </style:style>
    <style:style style:name="P9" style:family="paragraph" style:parent-style-name="Text_20_body">
      <style:paragraph-properties fo:break-before="page"/>
    </style:style>
    <style:style style:name="P10" style:family="paragraph" style:parent-style-name="Text_20_body">
      <style:text-properties officeooo:paragraph-rsid="00617154"/>
    </style:style>
    <style:style style:name="P11" style:family="paragraph" style:parent-style-name="Text_20_body">
      <style:text-properties style:text-line-through-style="none" style:text-line-through-type="none" style:text-underline-style="none" officeooo:paragraph-rsid="00265c38"/>
    </style:style>
    <style:style style:name="P12" style:family="paragraph" style:parent-style-name="Text_20_body">
      <style:paragraph-properties fo:text-align="center" style:justify-single-word="false"/>
    </style:style>
    <style:style style:name="P13" style:family="paragraph" style:parent-style-name="Text_20_body">
      <style:text-properties fo:font-style="italic" officeooo:paragraph-rsid="00617154" style:font-style-asian="italic" style:font-style-complex="italic"/>
    </style:style>
    <style:style style:name="P14" style:family="paragraph" style:parent-style-name="Text_20_body">
      <style:text-properties fo:font-style="italic" officeooo:paragraph-rsid="01738331" style:font-style-asian="italic" style:font-style-complex="italic"/>
    </style:style>
    <style:style style:name="P15" style:family="paragraph" style:parent-style-name="Text_20_body">
      <style:text-properties fo:font-style="italic" officeooo:paragraph-rsid="01738331" style:language-asian="zxx" style:country-asian="none" style:font-style-asian="italic" style:language-complex="ar" style:country-complex="SA" style:font-style-complex="italic"/>
    </style:style>
    <style:style style:name="P16" style:family="paragraph" style:parent-style-name="Text_20_body">
      <style:text-properties fo:font-style="italic" style:text-underline-style="none" officeooo:paragraph-rsid="00617154" style:font-style-asian="italic" style:font-style-complex="italic"/>
    </style:style>
    <style:style style:name="P17" style:family="paragraph" style:parent-style-name="Text_20_body">
      <style:text-properties style:text-underline-style="none" officeooo:paragraph-rsid="00617154"/>
    </style:style>
    <style:style style:name="P18" style:family="paragraph" style:parent-style-name="Text_20_body">
      <style:text-properties officeooo:paragraph-rsid="01738331" style:language-asian="zxx" style:country-asian="none" style:language-complex="ar" style:country-complex="SA"/>
    </style:style>
    <style:style style:name="P19" style:family="paragraph" style:parent-style-name="Text_20_body">
      <style:text-properties fo:font-style="normal" officeooo:paragraph-rsid="01738331" style:font-style-asian="normal" style:font-style-complex="normal"/>
    </style:style>
    <style:style style:name="P20" style:family="paragraph" style:parent-style-name="Text_20_body">
      <style:text-properties fo:font-style="normal" style:text-underline-style="none" officeooo:paragraph-rsid="00617154" style:font-style-asian="normal" style:font-style-complex="normal"/>
    </style:style>
    <style:style style:name="P21" style:family="paragraph" style:parent-style-name="Text_20_body">
      <style:text-properties officeooo:paragraph-rsid="01738331"/>
    </style:style>
    <style:style style:name="P22" style:family="paragraph" style:parent-style-name="Text_20_body">
      <style:paragraph-properties fo:text-align="center" style:justify-single-word="false"/>
      <style:text-properties fo:font-size="10pt" officeooo:paragraph-rsid="015b0b19" style:font-size-asian="10pt" style:font-size-complex="10pt"/>
    </style:style>
    <style:style style:name="P23" style:family="paragraph" style:parent-style-name="Text_20_body">
      <style:paragraph-properties fo:text-align="center" style:justify-single-word="false"/>
      <style:text-properties fo:font-size="16pt" officeooo:paragraph-rsid="015b0b19" style:font-size-asian="16pt" style:font-size-complex="16pt"/>
    </style:style>
    <style:style style:name="P24" style:family="paragraph" style:parent-style-name="Text_20_body">
      <style:paragraph-properties fo:text-align="center" style:justify-single-word="false"/>
      <style:text-properties fo:font-size="32pt" fo:font-weight="bold" officeooo:rsid="019ab36b" officeooo:paragraph-rsid="019ab36b" style:font-size-asian="32pt" style:font-weight-asian="bold" style:font-size-complex="32pt" style:font-weight-complex="bold"/>
    </style:style>
    <style:style style:name="P2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26" style:family="paragraph" style:parent-style-name="Text_20_body">
      <style:text-properties officeooo:rsid="019bf8de" officeooo:paragraph-rsid="019bf8de"/>
    </style:style>
    <style:style style:name="P27" style:family="paragraph" style:parent-style-name="Text_20_body">
      <style:text-properties officeooo:paragraph-rsid="019cd9b8"/>
    </style:style>
    <style:style style:name="P28" style:family="paragraph" style:parent-style-name="Text_20_body">
      <style:text-properties officeooo:rsid="019d0105" officeooo:paragraph-rsid="019d0105"/>
    </style:style>
    <style:style style:name="P29" style:family="paragraph" style:parent-style-name="Text_20_body">
      <style:text-properties officeooo:rsid="019d347f" officeooo:paragraph-rsid="019d347f"/>
    </style:style>
    <style:style style:name="P30" style:family="paragraph" style:parent-style-name="Heading_20_4">
      <style:text-properties officeooo:paragraph-rsid="01738331"/>
    </style:style>
    <style:style style:name="P31" style:family="paragraph" style:parent-style-name="Heading_20_4">
      <style:text-properties officeooo:paragraph-rsid="00617154"/>
    </style:style>
    <style:style style:name="P32" style:family="paragraph" style:parent-style-name="Heading_20_4">
      <style:paragraph-properties fo:break-before="page"/>
    </style:style>
    <style:style style:name="P33" style:family="paragraph" style:parent-style-name="Heading_20_3">
      <style:text-properties officeooo:paragraph-rsid="01738331"/>
    </style:style>
    <style:style style:name="P34" style:family="paragraph" style:parent-style-name="Heading_20_3">
      <style:text-properties officeooo:paragraph-rsid="00617154"/>
    </style:style>
    <style:style style:name="P35" style:family="paragraph" style:parent-style-name="Heading_20_3">
      <style:text-properties officeooo:rsid="01bce43b" officeooo:paragraph-rsid="01c40af4"/>
    </style:style>
    <style:style style:name="P36" style:family="paragraph" style:parent-style-name="Heading_20_3">
      <style:text-properties officeooo:rsid="01c40af4" officeooo:paragraph-rsid="01c40af4"/>
    </style:style>
    <style:style style:name="P37" style:family="paragraph" style:parent-style-name="Heading_20_2">
      <style:text-properties officeooo:paragraph-rsid="01738331"/>
    </style:style>
    <style:style style:name="P38" style:family="paragraph" style:parent-style-name="Heading_20_2">
      <style:text-properties officeooo:paragraph-rsid="00617154"/>
    </style:style>
    <style:style style:name="P39" style:family="paragraph" style:parent-style-name="Heading_20_2">
      <style:text-properties officeooo:rsid="01a3d7e2" officeooo:paragraph-rsid="01a3d7e2"/>
    </style:style>
    <style:style style:name="P40" style:family="paragraph" style:parent-style-name="Heading_20_1">
      <style:text-properties officeooo:paragraph-rsid="00617154"/>
    </style:style>
    <style:style style:name="P41" style:family="paragraph" style:parent-style-name="Heading_20_1">
      <style:paragraph-properties fo:break-before="page"/>
      <style:text-properties officeooo:paragraph-rsid="0062ba63"/>
    </style:style>
    <style:style style:name="P42" style:family="paragraph" style:parent-style-name="Heading_20_5">
      <style:text-properties officeooo:paragraph-rsid="01738331"/>
    </style:style>
    <style:style style:name="P43" style:family="paragraph" style:parent-style-name="Heading_20_5">
      <style:text-properties officeooo:paragraph-rsid="00617154"/>
    </style:style>
    <style:style style:name="P44" style:family="paragraph" style:parent-style-name="Text_20_body" style:master-page-name="Standard">
      <style:paragraph-properties style:page-number="auto"/>
    </style:style>
    <style:style style:name="P45" style:family="paragraph" style:parent-style-name="Text_20_body">
      <style:text-properties officeooo:rsid="0067ce26" officeooo:paragraph-rsid="0067ce26"/>
    </style:style>
    <style:style style:name="P46" style:family="paragraph" style:parent-style-name="Text_20_body">
      <style:text-properties fo:font-style="italic" officeooo:paragraph-rsid="01738331" style:font-style-asian="italic" style:font-style-complex="italic"/>
    </style:style>
    <style:style style:name="P47" style:family="paragraph" style:parent-style-name="Text_20_body" style:list-style-name="L3">
      <style:text-properties fo:font-style="italic" officeooo:paragraph-rsid="01738331" style:font-style-asian="italic" style:font-style-complex="italic"/>
    </style:style>
    <style:style style:name="P48" style:family="paragraph" style:parent-style-name="Text_20_body" style:list-style-name="L4">
      <style:text-properties fo:font-style="italic" officeooo:paragraph-rsid="01738331" style:font-style-asian="italic" style:font-style-complex="italic"/>
    </style:style>
    <style:style style:name="P49" style:family="paragraph" style:parent-style-name="Text_20_body" style:list-style-name="L1">
      <style:text-properties officeooo:paragraph-rsid="01738331"/>
    </style:style>
    <style:style style:name="P50" style:family="paragraph" style:parent-style-name="Text_20_body" style:list-style-name="L2">
      <style:text-properties officeooo:paragraph-rsid="01738331"/>
    </style:style>
    <style:style style:name="P51" style:family="paragraph" style:parent-style-name="Text_20_body" style:list-style-name="WW8Num31">
      <style:text-properties officeooo:paragraph-rsid="00617154"/>
    </style:style>
    <style:style style:name="P52" style:family="paragraph" style:parent-style-name="Text_20_body" style:list-style-name="WW8Num32">
      <style:text-properties officeooo:paragraph-rsid="00617154"/>
    </style:style>
    <style:style style:name="P53" style:family="paragraph" style:parent-style-name="Text_20_body" style:list-style-name="WW8Num33">
      <style:text-properties officeooo:paragraph-rsid="00617154"/>
    </style:style>
    <style:style style:name="P54" style:family="paragraph" style:parent-style-name="Text_20_body" style:list-style-name="WW8Num34">
      <style:text-properties officeooo:paragraph-rsid="00617154"/>
    </style:style>
    <style:style style:name="P55" style:family="paragraph" style:parent-style-name="Text_20_body" style:list-style-name="WW8Num35">
      <style:text-properties officeooo:paragraph-rsid="00617154"/>
    </style:style>
    <style:style style:name="P56" style:family="paragraph" style:parent-style-name="Text_20_body" style:list-style-name="WW8Num36">
      <style:text-properties officeooo:paragraph-rsid="00617154"/>
    </style:style>
    <style:style style:name="P57" style:family="paragraph" style:parent-style-name="Text_20_body" style:list-style-name="WW8Num37">
      <style:text-properties officeooo:paragraph-rsid="00617154"/>
    </style:style>
    <style:style style:name="P58" style:family="paragraph" style:parent-style-name="Text_20_body" style:list-style-name="WW8Num38">
      <style:text-properties officeooo:paragraph-rsid="00617154"/>
    </style:style>
    <style:style style:name="P59" style:family="paragraph" style:parent-style-name="Text_20_body" style:list-style-name="L5">
      <style:text-properties officeooo:paragraph-rsid="00617154"/>
    </style:style>
    <style:style style:name="P60" style:family="paragraph" style:parent-style-name="Text_20_body" style:list-style-name="L6">
      <style:text-properties officeooo:paragraph-rsid="00617154"/>
    </style:style>
    <style:style style:name="P61" style:family="paragraph" style:parent-style-name="Text_20_body" style:list-style-name="L6">
      <style:text-properties fo:font-style="normal" style:text-underline-style="none" officeooo:paragraph-rsid="00617154" style:font-style-asian="normal" style:font-style-complex="normal"/>
    </style:style>
    <style:style style:name="P62" style:family="paragraph" style:parent-style-name="Text_20_body" style:list-style-name="L8">
      <style:text-properties fo:font-style="normal" style:text-underline-style="none" officeooo:paragraph-rsid="00617154" style:font-style-asian="normal" style:font-style-complex="normal"/>
    </style:style>
    <style:style style:name="P63" style:family="paragraph" style:parent-style-name="Text_20_body" style:list-style-name="L7">
      <style:text-properties officeooo:paragraph-rsid="00617154"/>
    </style:style>
    <style:style style:name="P64" style:family="paragraph" style:parent-style-name="Text_20_body" style:list-style-name="L8">
      <style:text-properties style:text-underline-style="none" officeooo:paragraph-rsid="00617154"/>
    </style:style>
    <style:style style:name="P65" style:family="paragraph" style:parent-style-name="Text_20_body">
      <style:text-properties officeooo:rsid="01a3d7e2" officeooo:paragraph-rsid="01a3d7e2"/>
    </style:style>
    <style:style style:name="P66" style:family="paragraph" style:parent-style-name="Text_20_body">
      <style:text-properties officeooo:rsid="01a7c337" officeooo:paragraph-rsid="01ba61ca"/>
    </style:style>
    <style:style style:name="P67" style:family="paragraph" style:parent-style-name="Text_20_body">
      <style:text-properties officeooo:rsid="01bce43b" officeooo:paragraph-rsid="01c40af4"/>
    </style:style>
    <style:style style:name="P68" style:family="paragraph" style:parent-style-name="Text_20_body">
      <style:text-properties officeooo:paragraph-rsid="01c40af4"/>
    </style:style>
    <style:style style:name="P69" style:family="paragraph" style:parent-style-name="Text_20_body">
      <style:text-properties officeooo:rsid="01c40af4" officeooo:paragraph-rsid="01c40af4"/>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style:font-style-asian="normal" style:font-style-complex="normal"/>
    </style:style>
    <style:style style:name="T13" style:family="text">
      <style:text-properties officeooo:rsid="000e2fe4"/>
    </style:style>
    <style:style style:name="T14" style:family="text">
      <style:text-properties officeooo:rsid="002eb51a"/>
    </style:style>
    <style:style style:name="T15" style:family="text">
      <style:text-properties style:text-underline-style="none"/>
    </style:style>
    <style:style style:name="T16" style:family="text">
      <style:text-properties style:text-underline-style="none" officeooo:rsid="003636ac"/>
    </style:style>
    <style:style style:name="T17" style:family="text">
      <style:text-properties officeooo:rsid="005d6149"/>
    </style:style>
    <style:style style:name="T18" style:family="text">
      <style:text-properties officeooo:rsid="019cd9b8"/>
    </style:style>
    <style:style style:name="T19" style:family="text">
      <style:text-properties officeooo:rsid="019d0105"/>
    </style:style>
    <style:style style:name="T20" style:family="text">
      <style:text-properties officeooo:rsid="019d3733"/>
    </style:style>
    <style:style style:name="T21" style:family="text">
      <style:text-properties officeooo:rsid="019ff5ca"/>
    </style:style>
    <style:style style:name="T22" style:family="text">
      <style:text-properties officeooo:rsid="01a20ca7"/>
    </style:style>
    <style:style style:name="T23" style:family="text">
      <style:text-properties officeooo:rsid="01a5a203"/>
    </style:style>
    <style:style style:name="T24" style:family="text">
      <style:text-properties officeooo:rsid="01a8dd6d"/>
    </style:style>
    <style:style style:name="T25" style:family="text">
      <style:text-properties officeooo:rsid="01a92d74"/>
    </style:style>
    <style:style style:name="T26" style:family="text">
      <style:text-properties officeooo:rsid="01beb4df"/>
    </style:style>
    <style:style style:name="T27" style:family="text">
      <style:text-properties officeooo:rsid="01c61d90"/>
    </style:style>
    <style:style style:name="T28" style:family="text">
      <style:text-properties officeooo:rsid="01c733a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Text_20_body"/>
      <text:p text:style-name="Text_20_body"/>
      <text:p text:style-name="Text_20_body"/>
      <text:p text:style-name="P25">Magie v Dakaře</text:p>
      <text:p text:style-name="P24">Vyšší mystéria</text:p>
      <text:p text:style-name="P22"/>
      <text:p text:style-name="P22"/>
      <text:p text:style-name="P22">Rozšiřující příručka ke hře</text:p>
      <text:p text:style-name="P23">Dakara: Hra bez přípravy</text:p>
      <text:p text:style-name="P12"/>
      <text:p text:style-name="P12"/>
      <text:p text:style-name="P12"/>
      <text:p text:style-name="P12"/>
      <text:p text:style-name="P12"/>
      <text:p text:style-name="P12"/>
      <text:p text:style-name="P12"/>
      <text:p text:style-name="P12"/>
      <text:p text:style-name="P12">Michal Světlý</text:p>
      <text:p text:style-name="P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text:a xlink:type="simple" xlink:href="#__RefHeading__15238_1339361247" text:style-name="Internet_20_link" text:visited-style-name="Internet_20_link">Poděkování</text:a><text:tab/>3</text:p>
          <text:p text:style-name="P1"><text:a xlink:type="simple" xlink:href="#__RefHeading__15240_1339361247" text:style-name="Internet_20_link" text:visited-style-name="Internet_20_link">Zpětná vazba</text:a><text:tab/>3</text:p>
          <text:p text:style-name="P1"><text:a xlink:type="simple" xlink:href="#__RefHeading__3576_880044900" text:style-name="Internet_20_link" text:visited-style-name="Internet_20_link">Pro zkušené hráče rolových her</text:a><text:tab/>3</text:p>
          <text:p text:style-name="P1"><text:a xlink:type="simple" xlink:href="#__RefHeading__25487_1009303451" text:style-name="Internet_20_link" text:visited-style-name="Internet_20_link">Úvod</text:a><text:tab/>4</text:p>
          <text:p text:style-name="P1"><text:a xlink:type="simple" xlink:href="#__RefHeading__25491_1009303451" text:style-name="Internet_20_link" text:visited-style-name="Internet_20_link">Tvorba postavy</text:a><text:tab/>6</text:p>
          <text:p text:style-name="P1"><text:a xlink:type="simple" xlink:href="#__RefHeading__25493_1009303451" text:style-name="Internet_20_link" text:visited-style-name="Internet_20_link">Vyhodnocení obtížných akcí</text:a><text:tab/>8</text:p>
          <text:p text:style-name="P1"><text:a xlink:type="simple" xlink:href="#__RefHeading__25497_1009303451" text:style-name="Internet_20_link" text:visited-style-name="Internet_20_link">Zranění a léčba</text:a><text:tab/>13</text:p>
          <text:p text:style-name="P1"><text:a xlink:type="simple" xlink:href="#__RefHeading__6273_680152062" text:style-name="Internet_20_link" text:visited-style-name="Internet_20_link">Únava a vyčerpání</text:a><text:tab/>14</text:p>
          <text:p text:style-name="P1"><text:a xlink:type="simple" xlink:href="#__RefHeading__3168_1164440167" text:style-name="Internet_20_link" text:visited-style-name="Internet_20_link">Boj</text:a><text:tab/>15</text:p>
          <text:p text:style-name="P2"><text:a xlink:type="simple" xlink:href="#__RefHeading__25643_1009303451" text:style-name="Internet_20_link" text:visited-style-name="Internet_20_link">Ohlašování akcí</text:a><text:tab/>15</text:p>
          <text:p text:style-name="P2"><text:a xlink:type="simple" xlink:href="#__RefHeading__3612_880044900" text:style-name="Internet_20_link" text:visited-style-name="Internet_20_link">Vyhodnocení akcí</text:a><text:tab/>16</text:p>
          <text:p text:style-name="P2"><text:a xlink:type="simple" xlink:href="#__RefHeading__25651_1009303451" text:style-name="Internet_20_link" text:visited-style-name="Internet_20_link">Bojové finty</text:a><text:tab/>21</text:p>
          <text:p text:style-name="P1"><text:a xlink:type="simple" xlink:href="#__RefHeading__25499_1009303451" text:style-name="Internet_20_link" text:visited-style-name="Internet_20_link">Opozice</text:a><text:tab/>24</text:p>
          <text:p text:style-name="P1"><text:a xlink:type="simple" xlink:href="#__RefHeading__25501_1009303451" text:style-name="Internet_20_link" text:visited-style-name="Internet_20_link">Jak vést hru</text:a><text:tab/>25</text:p>
          <text:p text:style-name="P1"><text:a xlink:type="simple" xlink:href="#__RefHeading__25677_1009303451" text:style-name="Internet_20_link" text:visited-style-name="Internet_20_link">Jak hrát za postavu</text:a><text:tab/>28</text:p>
          <text:p text:style-name="P1"><text:a xlink:type="simple" xlink:href="#__RefHeading__25503_1009303451" text:style-name="Internet_20_link" text:visited-style-name="Internet_20_link">První hra skončila. Co dál?</text:a><text:tab/>29</text:p>
        </text:index-body>
      </text:table-of-content>
      <text:p text:style-name="P3"/>
      <text:p text:style-name="P3"/>
      <text:p text:style-name="P3"/>
      <text:p text:style-name="P3"/>
      <text:p text:style-name="P11"/>
      <text:p text:style-name="P11"/>
      <text:p text:style-name="P11"/>
      <text:p text:style-name="P11"/>
      <text:p text:style-name="P11"/>
      <text:p text:style-name="P11"/>
      <text:p text:style-name="P11"/>
      <text:p text:style-name="P11"/>
      <text:p text:style-name="P7">Verze 0.7.9.<text:span text:style-name="T13">24 A5</text:span> z <text:span text:style-name="T17">21</text:span>. 6. 2014</text:p>
      <text:h text:style-name="P32" text:outline-level="4"><text:bookmark-start text:name="__RefHeading__15238_1339361247"/>Poděkování<text:bookmark-end text:name="__RefHeading__15238_1339361247"/></text:h>
      <text:p text:style-name="Table_20_Comments">Rád bych touto cestou poděkoval účastníkům testovacích her a také všem, kdo přispěli cennými připomínkami.</text:p>
      <text:h text:style-name="Heading_20_4" text:outline-level="4"><text:bookmark-start text:name="__RefHeading__15240_1339361247"/>Zpětná vazba<text:bookmark-end text:name="__RefHeading__15240_1339361247"/></text:h>
      <text:p text:style-name="Table_20_Comments"><text:span text:style-name="T15">Velice ocením Vaše názory a komentáře. Pokud to bude alespoň trochu možné, tak u připomínek ke konkrétním pravidlům uvádějte, prosím, číslo verze a název kapitoly nebo číslo stránky. Velice mi to usnadní zapracování.<text:line-break/></text:span><text:span text:style-name="T16"><text:tab/></text:span>Připomínky pište, prosím, nejlépe do<text:span text:style-name="T14"> diskuse na </text:span><text:a xlink:type="simple" xlink:href="http://rpgforum.cz/forum/viewtopic.php?f=286&amp;t=12530"><text:span text:style-name="T14">RPG fóru</text:span></text:a><text:span text:style-name="T14"> nebo </text:span><text:a xlink:type="simple" xlink:href="http://www.d20.cz/diskuze/pravidla-diskuze/51343.html"><text:span text:style-name="T14">D20.cz</text:span></text:a><text:span text:style-name="T14">.</text:span></text:p>
      <text:h text:style-name="P41" text:outline-level="1">Úvod</text:h>
      <text:p text:style-name="P45">Tato kniha navazuje na příručky Dakara: Hra bez přípravy a Magie v Dakaře. Můžeš ji ale použít i samostatně nebo jako inspiraci ke tvému oblíbenému hernímu systému.<text:line-break/><text:tab/>Pojednává o TODO /* o astrálním prostoru a tak */.</text:p>
      <text:h text:style-name="P39" text:outline-level="2">Astrální prostor</text:h>
      <text:p text:style-name="P65">„Kde jsou hranice našeho světa?“ To je otázka, kterou si učenci a mořeplavci kladou už tisíce let. <text:span text:style-name="T23">Společně věří tomu, že oceán musí mít nějaký konec, nepřekročitelnou hranici, která všechno, co existuje, drží uvnitř. Odvážní námořníci se k ní snaží doplout a vidět ji na vlastní oči. Učenci se snaží dokázat, že existuje, přestože ji nikdo nikdy nespatřil. Co si o tom všem myslí mágové?<text:line-break/><text:tab/>Ti vědí, že hranice existuje, ale jinde, než ji hledají mágové i učenci. Pojďme ji teď společně překročit.</text:span></text:p>
      <text:h text:style-name="Heading_20_3" text:outline-level="3">Clona</text:h>
      <text:p text:style-name="P66">To, co definuje náš svět, je jeho existence. Svět prostě je, voda je mokrá, země tvrdá a oheň <text:span text:style-name="T25">žhavý</text:span>. Kdyby svět nebyl, nic z toho by nedávalo smysl. Nemohla by existovat hmota ani myšlenka, nebylo by zkrátka vůbec nic.<text:line-break/><text:tab/>Hranice mezi bytím a nebytím ovšem není tak pevná a ostrá, jak by se mohlo zdát. <text:span text:style-name="T24">Učenec by řekl, že věc může existovat nebo neexistovat, nic jiného nedává smysl. Ale mág se na věci dívá jinak, protože dokáže přirozený stav věcí měnit. Jenže svět se těmto změnám brání a každý mág se tudíž musí potýkat s tím, že jeho moc má meze. Realitu může měnit jen na omezenou vzdálenost, mocnější a složitější kouzla jej vyčerpávají a některé věci nedokáže vůbec, dokud nerozšíří své znalosti a nezvýší svou magickou moc. </text:span><text:soft-page-break/><text:span text:style-name="T24">To vše platí skoro všude – kromě některých význačných míst. Na světě jsou totiž oblasti, kde je kouzlení snazší. Mág tam dokáže působit na delší vzdálenost, kouzlení jej tolik neunavuje a jeho kouzla jsou mocnější. Dokonce i někteří z těch, kdo jinak magii používat nedokáží, se mohou naučit na těchto zvláštních místech sesílat slabá kouzla.<text:line-break/><text:tab/>Těmto místům se říká různě: magická zřídla, nexy, siločáry. Často je také lidé považují za posvátná místa požehnaná božskou mocí. Tyto názvy obvykle plynou z představy, že je v nich vyšší přirozená hladina many – síly, kterou mágové využívají ke kouzlení. Lze se na to ale také dívat obráceně – není tam vyšší hladina síly, která kouzlení umožňuje, ale nižší působení síly, která v kouzlení brání.<text:line-break/><text:tab/>Projevu této síly se říká Clona. Tam, kde je silná, je kouzlení obtížné. Tam, kde je slabší, jde magicky působit snáze. Nabízí se potom otázka, co by se stalo, když by někde Clona zcela zmizela. Odpověď zní: Otevřel by se tam volný průchod do Astrálního prostoru.</text:span></text:p>
      <text:h text:style-name="P36" text:outline-level="3">Astrální říše</text:h>
      <text:p text:style-name="P67">„Co se stane, když průchodem v Cloně projdu?“<text:line-break/><text:tab/><text:span text:style-name="T26">V prvé řadě to není moc radno zkoušet. Taková místa jsou totiž významná, a tedy obvykle hlídaná. A to proto, že vedou do Astrálních říší.</text:span></text:p>
      <text:p text:style-name="P67">-<text:span text:style-name="T27">mark-</text:span></text:p>
      <text:h text:style-name="P35" text:outline-level="3"><text:span text:style-name="T24">Svět za Clonou</text:span></text:h>
      <text:p text:style-name="P69">/* Trochu jinak – nejdřív proberu astrální říše a pak co se stane, když si udělám díru v Cloně jinde. */</text:p>
      <text:p text:style-name="P68">/*</text:p>
      <text:p text:style-name="P67"><text:soft-page-break/><text:span text:style-name="T26">O těch si ale povíme později – teď se soustředíme na to, co spatříš, když neprojdeš přirozeným průchodem v Cloně, ale otevřeš si vlastní.</text:span></text:p>
      <text:p text:style-name="P67">*/</text:p>
      <text:h text:style-name="P37" text:outline-level="2">Magické principy</text:h>
      <text:h text:style-name="P33" text:outline-level="3">Magická spojení</text:h>
      <text:p text:style-name="P21">Poměrně běžným trikem, jak obejít omezení dosahu magického působení, je vytvoření magického spojení. Díky němu fungují například vzkazové knihy: Co se do jedné napíše, to se objeví v druhé, nezávisle na tom, jak jsou od sebe vzdálené. Magické spojení spojuje dvě místa v prostoru, takže se z pohledu dosahu magického působení jeví jako místo jedno. Působení na jeden konec spojení ovlivňuje i předmět na druhém konci a platí to pro všechna kouzla, takže ten, kdo najde jednu vzkazovou knihu, může snadno kouzlem zničit i tu druhou.<text:line-break/><text:tab/>Skrz magické spojení ovšem není vidět, takže přes něj můžeš obvykle ovlivnit pouze jeden předmět nebo tvora. Můžeš to však obejít tím, že nejdříve skrz spojení sešleš kouzlo umožňující vidět vzdálené místo a s jeho pomocí pak zacílíš další.<text:line-break/><text:tab/>Kromě přímého sesílání kouzel je možné přes magické spojení kouzla také udržovat. Pokud ti tedy například někdo do kapsy schová nějaký předmět s jedním koncem magického spojení, nebo dokonce spojení naváže přímo na tebe, tak jeho udržovaná kouzla nebudeš moci zrušit tím, že od něj utečeš – díky spojení totiž budeš neustále v jeho přímém dosahu.</text:p>
      <text:p text:style-name="P21"/>
      <text:h text:style-name="P33" text:outline-level="3"><text:soft-page-break/>Rezonance psaného a čteného slova</text:h>
      <text:p text:style-name="P21">Princip rezonance psaného a čteného slova je velice jednoduchý: Když někdo přečte nebo vysloví text, který je někde fyzicky napsaný, něco se stane. Svitek může například shořet poté, co si jej někdo přečte, dveře se mohou otevřít, když někdo vysloví heslo vytesané do rámu, magická hůlka sešle kouzlo po přečtení glyfů na ní vyrytých.<text:line-break/><text:tab/>Spouštěcí formule nemusí být snadno viditelná, může se nacházet z druhé strany dveří, nebo být dokonce zcela skrytá uvnitř jejich hmoty. Může být také zapsaná tajnými nebo málo známými symboly, případně v neznámém jazyce, takže sice bude každému na očích, ale málokdo ji dokáže vyslovit.<text:line-break/><text:tab/>Některá kouzla se spustí, jen když někdo text vysloví nahlas, u jiných jej stačí přečíst potichu. Více se o tom dočteš v popisu jednotlivých kouzel a schopností, například pod dovedností <text:span text:style-name="T6">Očarování předmětů</text:span>.</text:p>
      <text:h text:style-name="P33" text:outline-level="3">Tvorba astrálních bytostí</text:h>
      <text:p text:style-name="P21">/*</text:p>
      <text:p text:style-name="P26">IDEA: Celé to přepsat z pohledu astrální bytosti.</text:p>
      <text:p text:style-name="P26">Jak ses narodil.</text:p>
      <text:p text:style-name="P26">Jak jsi dostal jméno. Co pro tebe jméno znamená. Co je to sigil.</text:p>
      <text:p text:style-name="P26">Koho musíš poslouchat.</text:p>
      <text:p text:style-name="P26">Co si o svém tvůrci myslíš.</text:p>
      <text:p text:style-name="P26">atd.</text:p>
      <text:p text:style-name="P21">*/</text:p>
      <text:p text:style-name="P21"><text:soft-page-break/>Některá kouzla umožňují magicky stvořit umělé bytosti a následně je přivolávat. Magických bytostí je více druhů, v této kapitole se soustředíme na ty, které ve fyzickém světě existují jen po dobu udržování kouzla, které je stvořilo nebo přivolalo, poté zmizí a existují jen v pasivní formě v hlubokém astrálním prostoru – nemohou dělat nic jiného, než čekat, až je někdo opět přivolá. Příkladem takových tvorů jsou elementálové, andělé a démoni, nebo třeba určité druhy nemrtvých.</text:p>
      <text:h text:style-name="P30" text:outline-level="4">Rituál stvoření</text:h>
      <text:p text:style-name="P21">Tvorba astrální bytosti začíná přípravou materiálu, který bude jejím tělem – například hromadou štěrku nebo hlíny, když chceš stvořit zemního elementála. Poté provedeš příslušný rituál a připravený materiál ožije. Bytost bude existovat jen po dobu udržování kouzla, po ukončení udržování se materiál zase rozteče, rozplyne, případně sesype na zem.<text:line-break/><text:tab/>Tebou stvořená bytost<text:span text:style-name="T7"> přebírá tvou osobnost, nebude však mít tvé vzpomínky, znalosti, ani dovednosti, s výjimkou znalosti mluvené formy řeči, kterou jsi použil pro její přivolání (na stejné úrovni jako ty), a tedy i schopnosti chápat vše, co je možné v této řeči vyjádřit. Bytost také bude mít stejně dobrou paměť jako ty, a bude se tedy stejně rychle učit.</text:span></text:p>
      <text:p text:style-name="P21"/>
      <text:h text:style-name="P30" text:outline-level="4">Komunikace s astrálními bytostmi</text:h>
      <text:p text:style-name="P21">Jak už bylo řečeno, každá astrální bytost rozumí jazyku použitém pro jejím stvoření. To však ještě neznamená, že je touto řečí schopna mluvit – elementálům to například neumožňuje stavba jejich těla. Pomocí určitých kouzel ale můžeš bytosti předat svou znalost písma a naučit ji používat schopnosti, které jí umožní „psát“ – oh<text:soft-page-break/>nivý elementál se může naučit tvořit planoucí písmena, zemní může umět přeskupit oblázky do tvaru písmen, a podobně. Vzdušného elementála můžeš také naučit magicky tvořit zvuk, takže bude umět „mluvit“, i když nemá ústa.</text:p>
      <text:h text:style-name="P30" text:outline-level="4">Pravé jméno</text:h>
      <text:p text:style-name="P21">Když přestaneš udržovat kouzlo, kterým jsi ji stvořil, astrální bytost z fyzického světa zmizí. Nepřestane ale existovat úplně, takže je možné ji znovu přivolat a je to dokonce mnohem praktičtější, než ji pokaždé tvořit znovu, protože je to mnohem rychlejší a navíc si tak zachová svou paměť, takže ji nemusíš pokaždé všechno učit. K tomu, abys ji mohl takhle snadno přivolat, ji ale musíš nejdříve nějak označit: dát jí <text:span text:style-name="T6">pravé jméno</text:span><text:span text:style-name="T7">.</text:span><text:line-break/><text:tab/>Pokud tedy nechceš záměrně stvořit bytost, kterou nikdo nedokáže znovu přivolat, tak rituál tvorby zakončíš tím, že ji pojmenuješ. Skutečnost, že toto jméno vyslovíš v průběhu její tvorby, mu dává zvláštní moc. S jeho pomocí ji pak dokáže kdokoliv (tedy nejen ty) znovu přivolat. O <text:span text:style-name="T6">pravém jménu</text:span> mluvíme proto, aby se odlišilo, že se nejedená o obyčejné jméno, jakých si každý může vymyslet kolik chce.</text:p>
      <text:h text:style-name="P30" text:outline-level="4">Magické pouto</text:h>
      <text:p text:style-name="P21">Tebou stvořená bytost má s tebou zvláštní pouto. Díky němu tě nikdy nezradí a nikdy neodmítne splnit tvoje přání. Bude dokonce vděčná, že ti může sloužit, protože jen díky tomu existuje. Dobu, kdy není tvou mocí udržována v existenci, totiž vnímá, asi jako my vnímáme bezesný spánek – vůbec nic si z ní nepamatuje, tedy jako by neexistovala.<text:line-break/><text:tab/>Díky tomuto poutu můžeš také opakovat rituál jejího stvoření a tím ji měnit – například ji posilovat, nebo učit nové schopnosti. Tvůj magický služebník tak může růst spolu s tím, jak se ty sám zlepšuješ.<text:line-break/><text:soft-page-break/><text:tab/>V jednu chvíli můžeš mít navázané pouto pouze s jednou bytostí. Další bytost tedy můžeš stvořit, až když o tu stávající přijdeš, nebo když toto pouto zrušíš. Magické pouto můžeš zrušit tak, že znovu provedeš rituál stvoření a zakončíš jej slovy: „A tímto tě propouštím.“ Takto propuštěnou bytost budeš moci dále přivolávat, protože stále znáš její pravé jméno, nebudeš ji už ale moci svou mocí upravovat a nebude tě poslouchat, pokud sama nebude chtít.</text:p>
      <text:h text:style-name="P30" text:outline-level="4">Ovládnutí bytosti pomocí pravého jména</text:h>
      <text:p text:style-name="P21">Pravé jméno, kromě možnosti bytost přivolat, umožňuje také pokusit se ji ovládnout. Nemusí se to vždycky povést, skutečně mocné bytosti se tomu mohou ubránit. Když se ti to ale podaří, tak tě po dobu udržování povolávacího kouzla bude muset na slovo poslouchat.</text:p>
      <text:h text:style-name="P30" text:outline-level="4">Astrální bytosti nejsou anonymní</text:h>
      <text:p text:style-name="P21">Je dobré mít na paměti, že žádná astrální bytost není anonymní. Vše, co pro tebe (nebo pro kohokoliv jiného) dělala, si pamatuje a pokud ji někdo jiný přivolá a ovládne pomocí pravého jména, může jí například přikázat, aby mu to všechno řekla. Jediné štěstí je, že astrální bytost při svém stvoření nepřebírá tvoji paměť – pamatuje si tedy jen to, co jsi jí řekl nebo naučil, případně co zažila, viděla a slyšela. I tak se ale takto o tobě nebo o tom, co bytost dělala, někdo může dozvědět spoustu choulostivých věcí. To samé ti hrozí, když přivoláš a využiješ nějakou cizí bytost – nikdy nemůžeš vědět, komu je zavázána sloužit, a kdo se tedy od ní snadno dozví vše, co jsi po ní chtěl.</text:p>
      <text:p text:style-name="P21"/>
      <text:h text:style-name="P30" text:outline-level="4"><text:soft-page-break/>Sigil</text:h>
      <text:p text:style-name="P21">To, že pravé jméno dává komukoliv, kdo jej zná, moc astrální bytost ovládnout, není zrovna praktické. Z tohoto důvodu se často kromě něj bytosti přiřazuje sigil, což je nejčastěji složitý obrazec a slouží jako její symbolický podpis. Pomocí sigilu je možné bytost jen přivolat, nikoliv ovládnout.<text:line-break/><text:tab/>Používat sigil místo pravého jména je obzvláště výhodné, pokud s ní máš magické pouto, díky němu tě totiž vždy musí poslouchat. V některých případech stále ale pravé jméno potřebuješ – například na to, abys mohl znovu provést rituál stvoření a bytost tak posílit, nebo znovu oživit po té, co byla zničena.</text:p>
      <text:h text:style-name="P30" text:outline-level="4">Zranění, léčba a smrt astrálních bytostí</text:h>
      <text:p text:style-name="P21">Zranění se astrální bytosti samovolně neléčí, a to ani když zmizí z fyzického světa. Po přivolání bude zraněna stejně jako před tím.<text:line-break/><text:tab/>Obyčejná léčivá magie na astrální bytost nepůsobí. Zcela ji vyléčí opětovné provedení rituálu stvoření, k tomu je ale potřeba mít s ní Magické pouto (tedy být jejím tvůrcem, nebo s ní toto pouto <text:s/>vytvořit <text:span text:style-name="T6">Rituálem přivlastnění</text:span>) a je to navíc docela zdlouhavé a vyčerpávající. Alternativně je možné bytost naučit nějakou schopnost, která jí umožní léčit se vlastními silami, případně se na to sám naučit nějaké kouzlo.<text:line-break/><text:tab/>Zničením bytosti (ztrátou kondice pod mez smrti) je násilně ukončeno její udržování. Zničenou bytost není možné přivolat pomocí pravého jména ani sigilu, jediná možnost je znovu provést rituál stvoření – tím bude také zcela vyléčena.</text:p>
      <text:p text:style-name="P21"/>
      <text:h text:style-name="P30" text:outline-level="4"><text:soft-page-break/>Osvobození astrální bytosti</text:h>
      <text:p text:style-name="P21">Pokud astrální bytost ztratí pouto se svým tvůrcem, ať už proto, že její tvůrce umře, nebo když je zrušeno rituálem, tak si poprvé uvědomí, že vlastně do té chvíle nebyla zcela svobodná. Stále ale platí, že může existovat, jen když ji někdo povolá a udržuje svou mocí (výjimkou jsou bytosti, které získaly schopnost samostatné existence).<text:line-break/><text:tab/>Někteří mágové nechtějí otroka, ale přítele, a proto prvotní pouto cíleně lámou okamžitě po té, co bytost stvoří. Díky tomu, že bytost přejímá osobnost svého tvůrce, se z nich pak v drtivé většině případů přátelé skutečně stanou. Následně se souhlasem bytosti pouto pomocí <text:span text:style-name="T6">Rituálu připoutání</text:span> obnoví, aby ji mohli magicky posilovat. Toto druhotné pouto sice bytost také zavazuje k poslušnosti, ale ne k absolutní věrnosti.</text:p>
      <text:h text:style-name="P30" text:outline-level="4">Život svobodné astrální bytosti</text:h>
      <text:p text:style-name="P21">Každá svobodná astrální bytost se chce nechávat přivolávat, bez toho totiž neexistuje. Takže i když přijde o svého pána, bude v jejím zájmu prozradit svůj sigil někomu, kdo ji může chtít přivolávat a bude mít důvod to dělat. Při každém takovém přivolání pak bytost s tím, kdo ji přivolal, uzavírá dohodu: Ona si obvykle chce zařizovat svoje záležitosti, ať už sama, nebo s jeho pomocí, a na oplátku pak pomůže jemu. Stejně jako lidé i astrální bytosti mohou při podobných dohodách lhát a podvádět, na štěstí <text:s/>pro přivolavače ale existují kouzla, která takovou dohodu dokáží pro astrální bytost učinit závaznou (například <text:span text:style-name="T6">Magická smlouva</text:span>).<text:line-break/><text:tab/>Mohlo by se zdát, že astrální bytost nebude v žádném případě nikomu prozrazovat své pravé jméno, tím by mu totiž dala do rukou nástroj, kterým ji může zcela ovládnout. Existuje však několik důvodů, proč to pro ni i tak může být výhodné:<text:line-break/><text:tab/>V prvé řadě si tak zajišťuje nesmrtelnost. Ten, kdo zná její pravé jméno a má s ní vytvořené Magické pouto, ji totiž může rituálem stvoření oživit i po té, co byla fyzicky zcela zničena. Když její pravé <text:soft-page-break/>jméno nikdo nezná, o tuto možnost přichází. Další důvod je, že astrální bytosti samy o sobě nedokáží růst, ani jinak zvětšovat své schopnosti. To může udělat jen nějaký mág, potřebuje k tomu ovšem znalost pravého jména bytosti. Bytost to ale může udělat i tak, že ti své pravé jméno prozradí, nechá se od tebe posílit a následně tě zabije. Slyšel jsi už o tom, že povolávání démonů může být dost nebezpečný podnik?</text:p>
      <text:h text:style-name="P30" text:outline-level="4">Stárnutí astrální bytosti</text:h>
      <text:p text:style-name="P21">Astrální bytosti nežijí věčně, stárnou zhruba stejně jako lidé. U vlastnoručně stvořené bytosti to ale nejspíš nepoznáš, protože její život plyne jen v době, kdy je zrovna přivolaná, takže to pak vypadá, že stárne mnohem pomaleji. Stárnutí astrálních bytosti se tudíž projeví až v průběhu staletí, dlouho po smrti jejího tvůrce. Za tu dobu se ovšem může naučit, jak se svým stárnutím bojovat – v případě démonů například získávat životní sílu skrze krvavé obětní rituály.</text:p>
      <text:p text:style-name="P21"/>
      <text:h text:style-name="P33" text:outline-level="3">Alchymistické postupy</text:h>
      <text:p text:style-name="P27">/* <text:span text:style-name="T18">Tohle možná do Magie v Dakaře...</text:span></text:p>
      <text:p text:style-name="P27"><text:span text:style-name="T18">Nebo alespoň v nějaké zjednodušené formě.</text:span> */</text:p>
      <text:h text:style-name="P30" text:outline-level="4">Výroba alchymistických předmětů</text:h>
      <text:p text:style-name="P18">Všechny alchymistické výrobky jsou trvalé – budou účinkovat, i když přestaneš udržovat udržovat magii použitou na jejich výrobu. Jsou samy o sobě magické a při pohledu z astrálního prostoru vyzařují slabou magickou auru. Trvalé magičnosti se dociluje dlouhodobým působením aktivní magie, tedy magickým udržováním nebo ovládáním soustředěním. Tento proces se nazývá <text:soft-page-break/>magická saturace.<text:line-break/><text:tab/>Kromě magické saturace je samozřejmě nutné provést vlastní proces fyzické výroby – míchání, drcení, kalcinaci, destilaci, filtraci a případně další potřebné kroky a postupy. Tato složka výroby je ovšem výrazně kratší než potřebná doba magické saturace, na každý den saturace připadá zhruba jedna hodina fyzické výroby a je možné ji provádět v průběhu saturačního procesu.</text:p>
      <text:h text:style-name="P30" text:outline-level="4">Dlouhodobá magická saturace</text:h>
      <text:p text:style-name="P18">Potřebná délka magické saturace dost často přesahuje jeden den. Naštěstí ale nevadí, když je působení přerušované. Pokud je uvedená délka výroby delší než 1 den, tak jsou v ní zohledněny přestávky na spánek – každý den se počítá se šestnácti hodinami udržování a osmi hodinami spánku. Můžeš si samozřejmě zvolit i jiný poměr, klidně každý den jiný, a rozložit si tak celkovou dobu saturace do většího či menšího počtu dní. Proces je také možné na několik dní zcela vysadit, nejvýše ale po dobu 28 dní. <text:s text:c="3"/></text:p>
      <text:p text:style-name="P15">Příklad:</text:p>
      <text:p text:style-name="P18">Doba výroby 7 dní znamená, že je třeba sedm dní po sobě každý den šestnáct hodin magicky udržovat proces výroby, nebo jej ovládat soustředěním. Když budeš každý den saturaci udržovat jen osm hodin, celková doba výroby se protáhne na 14 dní.<text:line-break/><text:tab/>S Udržováním magie 3 můžeš současně provádět saturaci tří výrobků. Případně můžeš například dva polotovary nosit s sebou, udržovat proces jejich saturace a při tom udržovat jedno další kouzlo, schopnost nebo aktivovaný magický předmět.</text:p>
      <text:p text:style-name="P21"/>
      <text:h text:style-name="P30" text:outline-level="4"><text:soft-page-break/>Hodnocení alchymistických výrobků</text:h>
      <text:p text:style-name="P18">Hodnocení výrobku je rovno tvému hodnocení dovednosti potřebné k naučení se receptu. S trojkovou Spagyrií například můžeš vyrobit trojkový <text:span text:style-name="T6">Léčivý elixír</text:span>, který pacientovi po nejbližším vydatném spánku vyléčí tři body pošramocení.</text:p>
      <text:h text:style-name="P30" text:outline-level="4">Působení alchymistických výrobků</text:h>
      <text:h text:style-name="P42" text:outline-level="5">Trvalé</text:h>
      <text:p text:style-name="P21">Příkladem trvale působícího výrobku je <text:span text:style-name="T6">Balzám bezčasovosti</text:span>. Potřením nějakého předmětu tímto balzámem jej na vždy učiní odolným proti působení času.<text:line-break/><text:tab/>Předmět, na který byl trvalý přípravek aplikován, bude navždy při pohledu z astrálního prostoru vyzařovat slabou magickou auru.<text:line-break/><text:tab/>Přípravků s trvalým působením je možné na jeden předmět nebo osobu aplikovat více a všechny budou současně působit.</text:p>
      <text:h text:style-name="P42" text:outline-level="5">Dočasné</text:h>
      <text:p text:style-name="P21">Příkladem dočasně působícího výrobku je <text:span text:style-name="T6">Lektvar nočního vidění</text:span>. Ten, kdo tento lektvar vypije, výrazně lépe uvidí za sníženého osvětlení. Nikoliv ale navždy, pouze po dobu působení lektvaru. Dočasně působící přípravky nepůsobí na neživé předměty.</text:p>
      <text:p text:style-name="P14">Herní efekt:</text:p>
      <text:list xml:id="list7298771558318078374" text:style-name="L1">
        <text:list-item>
          <text:p text:style-name="P49">Účinek alchymistických výrobků s dočasným působením trvá do okamžiku, než ten, na koho byl výrobek použit, usne, upadne do bezvědomí, nebo požije jiný přípravek s dočasným působením.</text:p>
        </text:list-item>
        <text:list-item>
          <text:p text:style-name="P49"><text:soft-page-break/>Alchymistické předměty s dočasným působením nevyžadují magické udržování a může je tedy použít i někdo bez znalosti Udržování magie či dokonce zcela bez magického nadání.</text:p>
        </text:list-item>
      </text:list>
      <text:p text:style-name="P14">Příklad:</text:p>
      <text:p text:style-name="P21">Dobře vybavený zálesák večer vypije <text:span text:style-name="T6">Lektvar nočního vidění</text:span> a po celou noc pak dobře uvidí po tmě. Akce se protáhne až do rána a dojde k pronásledování na koních na volné pláni. Zálesák vypije <text:span text:style-name="T6">Lektvar ostrého zraku</text:span>, aby zvýšil svou přesnost střelby na dlouhou vzdálenost. Spolu s tím vyprchá účinek <text:span text:style-name="T6">Lektvaru nočního vidění</text:span>, protože požil další lektvar s dočasným působením To je ale pro něj dobře, protože to vypadá na jasný slunečný den a zvýšená citlivost na jasné světlo způsobená <text:span text:style-name="T6">Lektvarem nočního vidění</text:span> by mu překážela. Kolem poledního je konečně po akci a zálesák jde spát. Jakmile usne, účinek Lektvaru ostrého zraku skončí.</text:p>
      <text:h text:style-name="P42" text:outline-level="5">Jednorázový účinek</text:h>
      <text:p text:style-name="P21">Přípravky s jednorázovým účinkem způsobují nějakou jednorázovou změnu – po požití <text:span text:style-name="T6">Měsíčního čaje</text:span> dojde k potratu, <text:span text:style-name="T6">Léčivý elixír</text:span> spustí léčebný proces, který vyléčí určitý počet bodů ztráty kondice, atp. Změna je způsobena magicky, ale výsledný stav už je přirozený. Osoba nebo předmět, na níž byl přípravek použit, bude mít při pohledu z astrálního prostoru slabou magickou auru pouze po dobu změny, tedy například do probuzení se z nejbližšího vydatného spánku, pokud vypila <text:span text:style-name="T6">Léčivý elixír</text:span>.<text:line-break/><text:tab/>Výrobků s jednorázovým použitím je možné použít více najednou. Pokud se jedná o léčivé přípravky, platí pravidla pro <text:span text:style-name="T6">Magickou léčbu</text:span>.</text:p>
      <text:h text:style-name="P33" text:outline-level="3"><text:soft-page-break/>Rituální magie</text:h>
      <text:p text:style-name="P21">/* <text:span text:style-name="T19">Tohle by asi taky mělo bejt v Magii v Dakaře, aby mohla v Grimoáru být rituální kouzla. Nebo to tam možná dát ve zjednodušené podobě, tj. jen vysvětlit aktivační hodnocení a jak ho dosáhnout?</text:span> */</text:p>
      <text:p text:style-name="P21">Na kouzlení nemusíš být vždy sám, je docela výhodné a někdy dokonce nezbytné, spojit své síly s dalšími mágy. K tomu, aby ti někdo další mohl pomoci, musí splnit alespoň jednu ze dvou podmínek: Buď musí znát sesílací dovednost kouzla, nebo dovednost Rituální magie.<text:line-break/><text:tab/>Společně se kouzlo sesílá stejně dlouho, jako bys ho sesílal sám. Pokud má kouzlo těžit z použití bodu Vůle, případně to vyžaduje, tak jej musí utratit všichni členové týmu, jinak jejich příspěvek nebude mít vliv.</text:p>
      <text:h text:style-name="P30" text:outline-level="4">Rituální zvýšení síly kouzla</text:h>
      <text:p text:style-name="P21">Ke zvýšení Síly kouzla přispívají jen ti členové týmu, kteří znají sesílací dovednost kouzla. Nemusí ale nutně sesílané kouzlo znát, stačí, když je zná vůdce. Síla kouzla daná schopnostmi vůdce rituálního týmu (tedy jako by kouzlo sesílal sám) se zvýší o +1 za každé její zdvojnásobení díky přičtení hodnocení sesílací dovednosti jednotlivých členů týmu.</text:p>
      <text:p text:style-name="P14">Příklad:</text:p>
      <text:p text:style-name="P19">Tým pěti živelných mágů se chystá seslat Manipulaci s ohněm. Vůdce kouzlo zná (kdyby neznal, rituál by nemohl proběhnout) a má Ohnivou magii na 5. Členové mají Ohnivou magii na 4, 4, 2 a 1.<text:line-break/><text:tab/>Součet hodnocení sesílacích dovedností všech členů je 16, výsledná síla kouzla tedy bude 6, protože hodnocení sesílací vůdce (tedy 5) bylo zdvojnásobeno jen jednou (na 10, 20 už by se do součtu nevešlo). Příspěvek zbylých dvou členů může stále mít smysl pro zvýšení dosahu působení, pokud znají dovednost Rituální magie.</text:p>
      <text:h text:style-name="P30" text:outline-level="4"><text:soft-page-break/>Rituální zvýšení dosahu magického působení</text:h>
      <text:p text:style-name="P21">Dosah magického působení daný hodnocením sesílací dovednosti rituálního vůdce se zvyšuje o desetinásobek součtu hodnocení dovednosti Rituální magie všech členů týmu.<text:line-break/><text:tab/>Zvýšení dosahu se vztahuje i na udržování kouzla, udržovat ale musí všichni členové rituálního týmu. Pokud některý z nich udržovat přestane (například proto, že se vzdálí z dosahu), rituální dosah působení tím klesne o jeho příspěvek. Udržování končí, když přestane udržovat vůdce týmu, nebo když se cíl vzdálí z aktuálního dosahu působení.</text:p>
      <text:h text:style-name="P30" text:outline-level="4">Kouzla s aktivační silou</text:h>
      <text:p text:style-name="P21">Některá kouzla mají v hlavičce uvedeno Aktivační sílu, což je vždy vyšší číslo, než hodnocení dovednosti potřebné k naučení. K seslání takového kouzla je potřeba buď sám mít hodnocení sesílací dovednosti stejné nebo vyšší než Aktivační síla, nebo Aktivační síly dosáhnout díky rituálnímu zvýšení síly kouzla.<text:line-break/><text:tab/>Rituálně je možno sesílat všechna kouzla, i když Aktivační sílu uvedenu nemají.</text:p>
      <text:p text:style-name="P21"/>
      <text:p text:style-name="P28">Shrnutí pravidel:</text:p>
      <text:list xml:id="list6623950636746514139" text:style-name="L2">
        <text:list-item>
          <text:p text:style-name="P50"><text:span text:style-name="T1">Skrz </text:span><text:span text:style-name="T3">aktivní magické</text:span><text:span text:style-name="T1"> spojení je možné kouzlit nebo udržovat na neomezenou vzdálenost, stále se však musí součet vzdálenosti ke vstupnímu bodu spojení a vzdálenosti cíle od výstupního bodu vejít do dosahu magického působení.</text:span></text:p>
        </text:list-item>
      </text:list>
      <text:p text:style-name="P8">Astrální bytosti</text:p>
      <text:list xml:id="list5526769990032805188" text:style-name="L3">
        <text:list-item>
          <text:p text:style-name="P47">Astrální bytosti existují ve fyzickém světě jen po dobu udržování kouzla, které je stvořilo či povolalo.</text:p>
        </text:list-item>
        <text:list-item>
          <text:p text:style-name="P47"><text:soft-page-break/>Nově stvořená astrální bytost od svého tvůrce přebírá osobnost a schopnost rozumět jazyky, jímž byla povolána. Všechno ostatní se musí naučit.</text:p>
        </text:list-item>
        <text:list-item>
          <text:p text:style-name="P47">Při stvoření je možné dát bytosti její pravé jméno. Se znalostí pravého jména a příslušného rituálu je možné bytost kdykoliv znovu povolat, případně se ji pokusit ovládnout. Znalost pravého jména je také potřeba k zopakování rituálu stvoření, tím je možné bytost zcela vyléčit, přivolat i z mrtvých, případně posílit či naučit nové schopnosti.</text:p>
        </text:list-item>
        <text:list-item>
          <text:p text:style-name="P47">Astrální bytost má se svým stvořitelem magické pouto. Díky němu jej bude vždy na slovo poslouchat a nikdy jej nezradí. Pouto končí smrtí stvořitele, nebo když jej stvořitel rozváže opakováním rituálu stvoření.</text:p>
        </text:list-item>
        <text:list-item>
          <text:p text:style-name="P47">Se svobodnou astrální bytostí je možné navázat magické pouto dodatečně. Umožňuje to samé, co pouto vzniklé stvořením, ale nezavazuje bytost k absolutní poslušnosti.</text:p>
        </text:list-item>
        <text:list-item>
          <text:p text:style-name="P47">Astrální bytosti nejsou anonymní a pamatují si vše, co prožily.</text:p>
        </text:list-item>
        <text:list-item>
          <text:p text:style-name="P47">Pokud má bytost svůj sigil, je možné jej pomocí něho přivolat, ale nikoliv ovládnout, ani zopakovat rituál stvoření.</text:p>
        </text:list-item>
        <text:list-item>
          <text:p text:style-name="P47">Astrální bytosti se samovolně neléčí a nefunguje na ně běžná léčivá magie. Léčba je možná pomocí speciálních kouzel či schopností, nebo zopakováním rituálu stvoření.</text:p>
        </text:list-item>
      </text:list>
      <text:p text:style-name="P14">Rituální magie</text:p>
      <text:list xml:id="list4783968500491706353" text:style-name="L4">
        <text:list-item>
          <text:p text:style-name="P48"><text:soft-page-break/>Ke zvýšení Síly rituálně seslaného kouzla přispívají jen ti, kdo znají sesílací dovednost kouzla, nemusí ale sesílané kouzlo znát. Výsledná Síla kouzla je hodnocením sesílací dovednosti vůdce rituálního týmu (ten musí kouzlo znát) a zvyšuje se o +1 za každé zdvojnásobení této hodnoty díky součtu hodnocení sesílací dovednosti členů týmu.</text:p>
        </text:list-item>
        <text:list-item>
          <text:p text:style-name="P48">Ke zvýšení dosahu přispívají všichni s dovedností Rituální magie. Dosah působení se určí jako desetinásobek součtu Síly kouzla (upravené o rituální bonus) a hodnocení Rituální magie všech ostatních členů.</text:p>
        </text:list-item>
        <text:list-item>
          <text:p text:style-name="P48">Rituální kouzla je možné seslat pouze v případě, že výsledná Síla kouzla dosáhne nebo přesáhne Aktivační sílu uvedenou v popisu kouzla. Rituálně je možno sesílat všechna kouzla, i když Aktivační sílu uvedenu nemají.</text:p>
        </text:list-item>
      </text:list>
      <text:h text:style-name="Heading_20_1" text:outline-level="1">Zasvěcení</text:h>
      <text:p text:style-name="P29">TODO</text:p>
      <text:h text:style-name="P40" text:outline-level="1">Kouzla a schopnosti</text:h>
      <text:p text:style-name="P10">Kouzla a schopnosti jsou řazeny pod jednotlivé magické specializace. Jaké specializace patří do tvého magického oboru zjistíš v seznamu dovedností. Znalost sdružené dovednosti znamená, že na stejném stupni znáš všechny v ní obsažené specializace.</text:p>
      <text:h text:style-name="P38" text:outline-level="2">Tvorba elementálů</text:h>
      <text:p text:style-name="P10"/>
      <text:list xml:id="list7351649805722048982" text:style-name="WW8Num31">
        <text:list-item>
          <text:p text:style-name="P51"><text:soft-page-break/>Rituál stvoření ohnivého elementála<text:line-break/>Rituál stvoření vodního elementála<text:line-break/>Rituál stvoření zemního elementála<text:line-break/>Rituál stvoření vzdušného elementála<text:line-break/>Přirozená elementální schopnost</text:p>
        </text:list-item>
        <text:list-item>
          <text:p text:style-name="P51">Ohnivá aura</text:p>
        </text:list-item>
        <text:list-item>
          <text:p text:style-name="P51">Pohlcení</text:p>
        </text:list-item>
        <text:list-item>
          <text:p text:style-name="P51">Samoléčba kontaktem se živlem</text:p>
        </text:list-item>
        <text:list-item>
          <text:p text:style-name="P51">Samostatná existence</text:p>
        </text:list-item>
      </text:list>
      <text:p text:style-name="P10"/>
      <text:p text:style-name="P10">Pro tvorbu elementálů platí pravidla v kapitole <text:span text:style-name="T6">Tvorba astrálních bytostí</text:span>. Každý elementál také může sloužit jako zdroj malého množství daného živlu (ale nemusí, když nechce a není mu to přikázáno někým, koho musí poslouchat). S použitím <text:span text:style-name="T6">Zvětšení objemu živlu</text:span> jej tedy můžeš použít jako zdroj pro velkou většinu živelných kouzel (s výjimkou <text:span text:style-name="T6">Probuzení sopky</text:span> a podobných velkých rituálních kouzel).<text:line-break/><text:tab/>Elementály není možné naučit kouzlit pomocí <text:span text:style-name="T6">Předání znalosti či dovednosti</text:span>. Mohou se ale naučit používat kouzla svého živlu (a jejich modifikace z dovedností <text:span text:style-name="T6">Práce s živly</text:span> a <text:span text:style-name="T6">Techniky sesílání</text:span>) jako své přirozené schopnosti (viz. <text:span text:style-name="T6">Přirozená schopnost</text:span>).</text:p>
      <text:p text:style-name="P10"/>
      <text:h text:style-name="P31" text:outline-level="4">Podoba elementálů</text:h>
      <text:p text:style-name="P10">Elementálové jsou velcí asi jako člověk, mohou však mít libovolný tvar, jaký jim určíš (viz. <text:span text:style-name="T6">Tvarování kouzel</text:span>). Jejich podoba je do značné míry daná tím, čím jsou tvořeni: vodní elementál například může být průzračně čirý, nebo také bahnitý a kalný, podle toho, kde <text:soft-page-break/>k jeho vyvolání došlo, ale vždy bude tvořen vodou.<text:line-break/><text:tab/>Elementálové nemohou mluvit, protože nemají žádné hlasové ústrojí. Mohou ale vydávat zvuky příslušné jejich živlu: Vodní elementál šplouchat, vzdušný fičet, zemní skřípat či chřestit, ohnivý hučet jako planoucí hranice.</text:p>
      <text:p text:style-name="P10"/>
      <text:h text:style-name="P31" text:outline-level="4">Jak elementálové vnímají</text:h>
      <text:p text:style-name="P10">Elementálové nemají chuť, čich ani zrak. Hmat mají výrazně horší než člověk, nedokáží například nahmatat znaky vyryté do kamene, poznají ale, že se něčeho dotýkají a jaký to má tvar. Sluch mají zhruba stejně dobrý jako člověk, nevnímají jej však ušima, ale celým svým tělem.<text:line-break/><text:tab/>Místo zraku mají zvláštní smysl podobný <text:span text:style-name="T6">Astrálnímu vnímání</text:span>. Detaily najdeš v popisu této schopnosti.<text:line-break/><text:tab/>Elementálové nevnímají bolest. Kouzla ani schopnosti pracující s bolestí tedy na ně nemají žádný efekt. Postihy za zranění si ale počítají, poškození jim snižuje výkonnost.</text:p>
      <text:p text:style-name="P10"/>
      <text:h text:style-name="P31" text:outline-level="4">Zranitelnost elementálů</text:h>
      <text:p text:style-name="P10">Fyzické útoky (tedy útoky zbraněmi, magicky vrženým kamením, apod.) proti vodním, vzdušným a ohnivým elementálům způsobují o 6 bodů nižší zranění, protože z velké části prochází skrz. Žádného elementála není možné utopit, udusit, ani otrávit.</text:p>
      <text:p text:style-name="P10"><text:soft-page-break/><text:span text:style-name="T6">Ohnivý elementál</text:span> je imunní na zranění ohněm a žárem, ale zranitelný vodou a mrazem: každé takové zranění mu způsobí o 4 body větší poškození. Obyčejná voda (například vychrstnutí vědra) na něj působí jako zbraň se zraněním +4 (nezvyšuje se o další 4 body). V dešti (ať už magickém či nemagickém) nebo na hladině vody moc dlouho nepřežije, každé kolo je zraněn za 4 + 1k6 – 1k6.</text:p>
      <text:p text:style-name="P10"><text:span text:style-name="T6">Vodní elementál</text:span> je imunní na zranění vodou (nelze jej utopit), zranění mrazem je pro něj vždy jen znehybňující – po rozmrznutí nebude vůbec zraněn, zmrzlého elementála je ale možné rozbít a tím jej zničit. Zranění ohněm mu způsobuje o 4 body větší poškození.</text:p>
      <text:p text:style-name="P10"><text:span text:style-name="T6">Vzdušný elementál</text:span> je imunní na zranění energetickými výboji a bleskem.</text:p>
      <text:p text:style-name="P10"><text:span text:style-name="T6">Zemní elementál</text:span> má přirozenou zbroj s KZ 4 a Pokrytím 4. Tato zbroj se vztahuje na všechny druhy útoků, od kterých se odečítá normální zbroj nebo pokrytí, magické útoky rázovou vlnou a tlakové (nikoliv ohnivé) výbuchy ji obcházejí.</text:p>
      <text:p text:style-name="P10"/>
      <text:h text:style-name="P31" text:outline-level="4">Pohyblivost elementálů</text:h>
      <text:p text:style-name="P10">Základní bojová rychlost všech elementálů je 2 + Hodnocení. Jejich Rychlost běhu je 16 + 2 * Hodnocení.</text:p>
      <text:list xml:id="list5030004573082375028" text:style-name="WW8Num32">
        <text:list-item>
          <text:p text:style-name="P52">Vodní elementál se dokáže touto plnou rychlostí pohybovat i ve vodě a pod vodou.</text:p>
        </text:list-item>
        <text:list-item>
          <text:p text:style-name="P52">Vzdušný elementál umí touto rychlostí létat.</text:p>
        </text:list-item>
        <text:list-item>
          <text:p text:style-name="P52">Ohnivý elementál <text:span text:style-name="T6">nelétá </text:span><text:span text:style-name="T7">(a</text:span> nemůže tedy přejít přes větší vodní plochu, protože by jej to uhasilo). Může ale snadno šplhat po strmých stěnách a pokud je povrch hořlavý, tak se na něm udrží dokonce i hlavou dolů.</text:p>
        </text:list-item>
        <text:list-item>
          <text:p text:style-name="P52"><text:soft-page-break/>Zemní elementál <text:span text:style-name="T6">neběhá</text:span><text:span text:style-name="T7"> (a samozřejmě ani nelétá a neplave)</text:span>. Vždy se pohybuje svou bojovou rychlostí, a to i po dně pod vodou.</text:p>
        </text:list-item>
      </text:list>
      <text:p text:style-name="P10"/>
      <text:p text:style-name="P10">Všichni elementálové jsou <text:span text:style-name="T6">neúnavní</text:span> (nepoužívají Vydrž, místo toho mají bonus +1 k útoku, obraně a všem ostatním činnostem, kde se výdrž projevuje).</text:p>
      <text:p text:style-name="P10"/>
      <text:h text:style-name="P31" text:outline-level="4">Bojové parametry elementálů</text:h>
      <text:p text:style-name="P10">Všichni elementálové, nehledě na hodnocení, jsou ve své základní formě velcí zhruba jako člověk a mají tedy 12 bodů kondice. Nemá u nich smysl sledovat závažná zranění (o jejich léčbě pojednává kapitola <text:span text:style-name="T6">Zranění, léčba a smrt astrálních bytostí</text:span>).</text:p>
      <text:p text:style-name="P10"/>
      <text:p text:style-name="P10">Všichni také mají stejný základ útoku a obrany:</text:p>
      <text:p text:style-name="P10">ÚČ = Hodnocení + 1 (za neúnavnost) + Útok přirozené zbraně</text:p>
      <text:p text:style-name="P10">OČ = Hodnocení + 1 (za neúnavnost)</text:p>
      <text:p text:style-name="P10"/>
      <text:h text:style-name="P43" text:outline-level="5">Přirozené zbraně elementálů</text:h>
      <text:p text:style-name="P10"><text:span text:style-name="T6">Ohnivý elementál:</text:span><text:span text:style-name="T7"> </text:span>2/+2 (zraňuje dotekem, proto vysoký útok)<text:line-break/>Zraňuje ohněm, odečítá se vždy Pokrytí. Může také zapálit hořlavé oblečení cíle, stejně jako by šlo o <text:span text:style-name="T6">Manipulaci s ohněm</text:span> (tedy dvěma úspěšnými zásahy a cíl bude po dobu 1k6 kol zraňován <text:span text:style-name="T6">přirozeným ohněm</text:span>).</text:p>
      <text:p text:style-name="P10"><text:soft-page-break/><text:span text:style-name="T6">Vodní elementál:</text:span><text:span text:style-name="T7"> </text:span>2/-<text:line-break/>Vodní elementál sám o sobě nezraňuje, může ale odtlačovat, podrážet nohy, ztěžovat útok (obrana spolubojovníka), a podobně. Pro tyto účely má Sílu zbraně 2 a obranu 0. Způsobit zranění může, pouze pokud jej vyvoláš se schopností <text:span text:style-name="T6">Pohlcení</text:span> nebo s <text:span text:style-name="T6">Přirozenou schopností</text:span> představující efekt nějakého útočného kouzla. V dostatečně hluboké vodě se může někoho pokusit utopit (stejná pravidla, jako kdyby uměl <text:span text:style-name="T6">Pohlcení</text:span>), i když <text:span text:style-name="T6">Pohlcení</text:span> neumí.</text:p>
      <text:p text:style-name="P10"><text:span text:style-name="T6">Zemní elementál:</text:span> 0/+6</text:p>
      <text:p text:style-name="P10"><text:span text:style-name="T6">Vzdušný elementál:</text:span> -/-<text:line-break/>Vzdušný elementál bez speciálních schopností nemůže útočit. Může ale snížit bojovou i bežeckou rychlost jednoho cíle ve své bezprostřední blízkosti o své hodnocení. Podobně jako vodní elementál může útočit pouze pokud jej vyvoláš se schopností <text:span text:style-name="T6">Pohlcení</text:span> nebo s <text:span text:style-name="T6">Přirozenou schopností</text:span> představující efekt nějakého útočného kouzla.</text:p>
      <text:p text:style-name="P10"/>
      <text:h text:style-name="P34" text:outline-level="3">Stvoření ohnivého elementála</text:h>
      <text:p text:style-name="P10">Požadavky: Tvorba elementálů 1<text:line-break/>Doba sesílání: 12 hodin<text:line-break/></text:p>
      <text:p text:style-name="P10">K provedení rituálu je potřeba dostatek přirozeného (tedy nikoliv magicky stvořeného) ohně. Rituál je tedy vhodné provádět například u hořícího domu nebo lesa, nebo alespoň u pořádně velké zapálené hranice.</text:p>
      <text:p text:style-name="P10"/>
      <text:h text:style-name="P34" text:outline-level="3"><text:soft-page-break/>Stvoření vodního elementála</text:h>
      <text:p text:style-name="P10">Požadavky: Tvorba elementálů 1<text:line-break/>Doba sesílání: 12 hodin<text:line-break/>Seslání stojí bod Vůle (hodnocení stvořeného elementála se tím ale nezvyšuje)<text:line-break/></text:p>
      <text:p text:style-name="P10">K provedení rituálu je potřeba dostatek přirozené (tedy nikoliv magicky stvořené) vody. Rituál je tedy vhodné provádět například u břehu moře, řeky či jezera, nebo alespoň za vydatného deště.</text:p>
      <text:p text:style-name="P10"/>
      <text:h text:style-name="P34" text:outline-level="3">Stvoření zemního elementála</text:h>
      <text:p text:style-name="P10">Požadavky: Tvorba elementálů 1<text:line-break/>Doba sesílání: 12 hodin<text:line-break/></text:p>
      <text:p text:style-name="P10">K provedení rituálu je potřeba dostatek odkryté, přirozené (tedy nikoliv magicky stvořené) a dostatečně sypké země. Rituál je tedy vhodné provádět například v otevřeném lomu, u hromady písku či štěrku, nebo třeba ve vývratu po velkém stromu.</text:p>
      <text:p text:style-name="P10"/>
      <text:h text:style-name="P34" text:outline-level="3">Stvoření vzdušeného elementála</text:h>
      <text:p text:style-name="P10">Požadavky: Tvorba elementálů 1<text:line-break/>Doba sesílání: 12 hodin<text:line-break/></text:p>
      <text:p text:style-name="P10">Rituál vyžaduje dostatek volného vzduchu, což ale většinou nebývá problém.</text:p>
      <text:p text:style-name="P10"/>
      <text:h text:style-name="P34" text:outline-level="3"><text:soft-page-break/>Přirozená elementální schopnost</text:h>
      <text:p text:style-name="P10">Požadavky: Dovednost Tvorba elementálů na stejném nebo vyšším stupni jako dovednost požadovaná u daného kouzla<text:line-break/>Použití: Předání této schopnosti astrální bytosti vázané magickým poutem pomocí rituálu stvoření<text:line-break/></text:p>
      <text:p text:style-name="P10">Elementálové nemohou kouzlit, mohou ale získat přirozené schopnosti se stejným účinkem. Probíhá to tak, že se nejdříve ty naučíš, jak jim danou schopnost předat a následně znovu provedeš <text:span text:style-name="T6">Rituál stvoření</text:span>, čímž elementála „přestavíš“ do podoby, v níž bude tuto schopnost umět. Předání každé <text:span text:style-name="T6">Přirozené schopnosti</text:span> se musíš naučit (a zaplatit za to zkušeností) zvlášť. Nemusíš na to dané kouzlo umět, musíš ale splnit požadavek na hodnocení magické specializace, jako kdyby ses jej chtěl sám naučit.<text:line-break/><text:tab/>Elementál se jako přirozené schopnosti může naučit pouze kouzla z magie odpovídající jeho živlu (vodní elementál z vodní magie, atp.) a modifikace z dovedností Techniky sesílání a Práce s živly. Nemůžeš jej tedy naučit například jak vytvořit dalšího elementála, jak pracovat s astrálním prostorem a podobně.</text:p>
      <text:p text:style-name="P10"/>
      <text:p text:style-name="P10">Použití přirozené schopnosti nevyžaduje gestikulaci ani zaklínání, pouze <text:span text:style-name="T9">soustředění</text:span>. Elementál je navíc sám sobě zdrojem živlu, se kterým pracuje (samozřejmě ale v malém množství, takže na většinu schopností potřebuje modifikaci Zvětšení objemu živlu). Jako sesílací dovednost slouží elementálovo hodnocení.<text:line-break/><text:tab/>Elementál nemůže používat body Vůle. Ty se ale můžeš naučit schopnost <text:span text:style-name="T6">Posílení použití schopnosti</text:span> z dovednosti <text:span text:style-name="T6">Práce s astrálními bytostmi</text:span> a posilovat pak použití jeho schopností<text:span text:style-name="T15"> za cenu vlastního vyčerpání</text:span>.</text:p>
      <text:p text:style-name="P10"/>
      <text:h text:style-name="P34" text:outline-level="3"><text:soft-page-break/>Ohnivá aura</text:h>
      <text:p text:style-name="P10">Požadavky: Tvorba elementálů 2<text:line-break/>Použití: Předání této schopnosti astrální bytosti vázané magickým poutem pomocí rituálu stvoření<text:line-break/></text:p>
      <text:p text:style-name="P10">Tuto schopnost může mít pouze ohnivý elementál. Jeho tělo bude po dobu udržování schopnosti obklopeno aurou živých plamenů.</text:p>
      <text:p text:style-name="P10"/>
      <text:p text:style-name="P13">Herní efekt:</text:p>
      <text:p text:style-name="P10">V každém kole, kdy se někdo snaží na elementála zaútočit beze zbraně nebo zbraní s nulovým dosahem, nebo když je někdo elementálem zasažen v boji zblízka, bude dotyčný čelit <text:span text:style-name="T6">zranění přirozeným ohněm</text:span> (tedy 0 + 1k6 – Pokrytí – 1k6).</text:p>
      <text:p text:style-name="P10"/>
      <text:h text:style-name="P34" text:outline-level="3">Pohlcení</text:h>
      <text:p text:style-name="P10">Požadavky: Tvorba elementálů 3<text:line-break/>Použití: Předání této schopnosti astrální bytosti vázané magickým poutem pomocí rituálu stvoření<text:line-break/></text:p>
      <text:p text:style-name="P10">Tuto schopnost může získat jen vodní nebo vzdušný elementál. Dokáže díky ní vtáhnout jeden cíl „do sebe“ a tím jej utopit nebo udusit.</text:p>
      <text:p text:style-name="P10"/>
      <text:p text:style-name="P13">Herní efekt:</text:p>
      <text:p text:style-name="P10">Pohlcení se vyhodnocuje jako <text:span text:style-name="T6">Zápas</text:span> se silou zbraně 2 a zraněním +4 (včetně nutnosti úspěšného zahájení zápasu).</text:p>
      <text:p text:style-name="P10"><text:soft-page-break/></text:p>
      <text:h text:style-name="P34" text:outline-level="3">Samoléčba kontaktem s živlem</text:h>
      <text:p text:style-name="P10">Požadavky: Tvorba elementálů 4<text:line-break/>Použití: Předání této schopnosti astrální bytosti vázané magickým poutem pomocí rituálu stvoření<text:line-break/></text:p>
      <text:p text:style-name="P10">Díky této schopnosti se elementál dokáže samovolně léčit tím, že se zcela ponoří (nebo zahrabe) do „svého“ přirozeného (tedy nikoliv magicky stvořeného) živlu. Takto si vyléčí jeden bod ztracené kondice za každou hodinu kontaktu s živlem.</text:p>
      <text:p text:style-name="P10"/>
      <text:h text:style-name="P34" text:outline-level="3">Samostatná existence elementálů</text:h>
      <text:p text:style-name="P10">Požadavky: Tvorba elementálů 5<text:line-break/>Použití: Předání této schopnosti astrální bytosti vázané magickým poutem pomocí rituálu stvoření<text:line-break/></text:p>
      <text:p text:style-name="P10">Díky této schopnosti může elementál existovat i bez toho, že by někdo jiný udržoval jeho přivolávací kouzlo. Je k tomu ovšem potřeba magické zřídlo nebo siločára a dostatek přirozeného živlu odpovídajícího typu. Ohnivý elementál tedy může samostatně existovat například v kráteru sopky, pokud je sopka zároveň magickým zřídlem, a podobně.<text:line-break/><text:tab/>Zničený elementál s touto schopností se nedokáže samovolně obnovit, jedinou možností „oživení“ zůstává provedení rituálu stvoření, a to může může udělat jen někdo znalý příslušného rituálu, kdo má s tímto elementálem pouto a zná jeho pravé jméno.</text:p>
      <text:p text:style-name="P10"/>
      <text:h text:style-name="P38" text:outline-level="2"><text:soft-page-break/>Práce s astrálními bytostmi</text:h>
      <text:p text:style-name="P10"/>
      <text:list xml:id="list7054911164892683703" text:style-name="WW8Num33">
        <text:list-item>
          <text:p text:style-name="P53">Přivolání pomocí pravého jména<text:line-break/>Přivolání pomocí sigilu<text:line-break/>Předání znalosti či dovednosti</text:p>
        </text:list-item>
        <text:list-item>
          <text:p text:style-name="P53">Svázání sigilu s pravým jménem<text:line-break/>Posílení použití schopnosti</text:p>
        </text:list-item>
        <text:list-item>
          <text:p text:style-name="P53">Magická smlouva</text:p>
        </text:list-item>
        <text:list-item>
          <text:p text:style-name="P53">Ovládnutí pomocí pravého jména<text:line-break/>Rituál přivlastnění</text:p>
        </text:list-item>
        <text:list-item>
          <text:p text:style-name="P53">Vynucené udržování<text:line-break/>Obří forma</text:p>
        </text:list-item>
        <text:list-item>
          <text:p text:style-name="P53">Gigantická forma</text:p>
        </text:list-item>
      </text:list>
      <text:p text:style-name="P10"/>
      <text:h text:style-name="P34" text:outline-level="3">Přivolání pomocí pravého jména</text:h>
      <text:p text:style-name="P10">Požadavky: Práce s astrálními bytostmi 1<text:line-break/>Doba sesílání: 1 minuta<text:line-break/></text:p>
      <text:p text:style-name="P10">Takto můžeš povolat libovolnou astrální bytost (tedy nejen toho druhu, jaký dokážeš stvořit), ale jen v případě, že znáš její pravé jméno. Toto jméno musíš v průběhu povolávání nahlas vyslovit (někdo jej tudíž může odposlechnout). Bytost zůstává ve fyzickém světě pouze po dobu udržování tohoto kouzla, při ukončení udržování okamžitě zmizí a její případné fyzické tělo se zhroutí na zem, rozteče či rozplyne.<text:line-break/><text:tab/>Maximální hodnocení bytosti, kterou takto dokážeš přivolat, je <text:soft-page-break/>rovno tvému hodnocení Práce s astrálními bytostmi. Pokud na přivolání použiješ bod Vůle, dokážeš přivolat bytost až o 3 silnější. <text:line-break/><text:tab/>Bytost se musí mít z čeho materializovat. Když chceš například přivolat ohnivého elementála, musíš rozdělat pořádný oheň (a navíc musí být přirozený, tzn. nikoliv magicky stvořený).<text:line-break/><text:tab/>Přivolat je možné pouze jednu bytost, není tedy možné použít modifikace <text:span text:style-name="T6">Seslání na více cílů</text:span> ani <text:span text:style-name="T6">Seslání na všechno v dosahu</text:span>. Je ale možné přivolávací kouzlo seslat a udržovat vícekrát a mít tak povolaných více bytostí současně. Jejich maximální počet je tedy dán tvým limitem na počet současně udržovaných kouzel.</text:p>
      <text:p text:style-name="P10"/>
      <text:p text:style-name="P10">Pokud se s Vypravěčem nedomluvíš jinak, tak na začátku hry můžeš znát pouze pravé jméno bytosti, kterou jsi sám stvořil (na to musíš znát rituál tvorby příslušného druhu bytostí). Znalost dalších pravých jmen musíš získat během hry.</text:p>
      <text:p text:style-name="P10"><text:line-break/>Samotné přivolání bytost vůbec k ničemu nenutí. Je ale možné se s ní na něčem domluvit, nebo s ní uzavřít <text:span text:style-name="T6">Magickou smlouvu</text:span>. Bez znalosti schopnosti <text:span text:style-name="T6">Magická smlouva</text:span> to ovšem bude pouze dohoda na dobré slovo – bytost ji může kdykoliv porušit.</text:p>
      <text:p text:style-name="P10"/>
      <text:p text:style-name="P6">Příběhový námět:</text:p>
      <text:p text:style-name="P10">Pokud sis bytost nestvořil sám, ale pouze jsi někde získal její pravé jméno, tak je možné, že nejsi sám, kdo jej zná. Vypravěč může při každém takovém přivolání ověřit pravděpodobnost (obvykle 1 na 1k6), že v tu chvíli zrovna jejích služeb využívá někdo jiný.<text:line-break/><text:tab/>Pokud se to stane, tak Vypravěč porovná hodnocení dovedností, které jste ty a tvůj soupeř použili k přivolání bytosti (u tebe to tedy <text:soft-page-break/>bude hodnocení Práce s astrálními bytostmi). Pokud je jeden z vás tvůrce bytosti a má s ní aktivní magické pouto, započítá si bonus +2. Kdo má víc, vyhrál (nehází se).<text:line-break/></text:p>
      <text:p text:style-name="P10">Pokud vyhraješ, tak:</text:p>
      <text:list xml:id="list3564443533836179177" text:style-name="WW8Num34">
        <text:list-item>
          <text:p text:style-name="P54">Víš, že jsi ducha někomu přebral (drhlo to)</text:p>
        </text:list-item>
        <text:list-item>
          <text:p text:style-name="P54">Dotyčný ví, že mu ducha přebral někdo silnější, ale neví kdo. Může si někdy později ducha přivolat a zeptat se ho</text:p>
        </text:list-item>
      </text:list>
      <text:p text:style-name="P10">Pokud prohraješ, tak:</text:p>
      <text:list xml:id="list3937504657040075625" text:style-name="WW8Num35">
        <text:list-item>
          <text:p text:style-name="P55">Víš, že se ti přivolání nepovedlo, protože ducha využívá a ovládá někdo silnější</text:p>
        </text:list-item>
        <text:list-item>
          <text:p text:style-name="P55">Duch ví, že se ho někdo pokusil přivolat, může a nemusí to říct svému současnému pánu</text:p>
        </text:list-item>
      </text:list>
      <text:p text:style-name="P10"><text:line-break/>Ve výjimečných případech se ti také může stát, že ti duch z ničeho nic zmizí, protože jej zrovna povolal někdo silnější (tohle by ale Vypravěč měl udělat jen pokud to nějak posune nebo obohatí příběh, určitě ne bezdůvodně).</text:p>
      <text:p text:style-name="P10"/>
      <text:h text:style-name="P34" text:outline-level="3">Přivolání pomocí sigilu</text:h>
      <text:p text:style-name="P10">Požadavky: Práce s astrálními bytostmi 1<text:line-break/>Doba sesílání: 1 minuta<text:line-break/></text:p>
      <text:p text:style-name="P10"><text:soft-page-break/>Takto je možné povolat libovolnou astrální bytost, ale jen v případě, že znáš její sigil. Sigil musíš v průběhu přivolání nakreslit nebo vyrobit, případně použít jeho existující ztvárnění.<text:line-break/><text:tab/>Pro přivolání pomocí sigilu platí stejná pravidla jako pro <text:span text:style-name="T6">Přivolání pomocí pravého jména</text:span><text:span text:style-name="T7">.</text:span> Je dokonce možné pomocí sigilu někomu přetáhnout bytost, kterou přivolal pomocí jejího pravého jména. Jediný rozdíl je, že při této metodě přivolání není možné použít <text:span text:style-name="T6">Ovládnutí pomocí pravého jména</text:span>.<text:line-break/><text:tab/>Přivolat je možné pouze jednu bytost, není tedy možné použít modifikace <text:span text:style-name="T6">Seslání na více cílů</text:span> ani <text:span text:style-name="T6">Seslání na všechno v dosahu</text:span>. Je ale možné přivolávací kouzlo seslat a udržovat vícekrát a mít tak povolaných více bytostí současně. Jejich maximální počet je tedy dán tvým limitem na počet současně udržovaných kouzel.</text:p>
      <text:p text:style-name="P10"/>
      <text:p text:style-name="P10">Dá se předpokládat, že ti tvůj mistr v průběhu studia nějaké sigily prozradil, abys měl na čem trénovat. Půjde pravděpodobně o nějaké „školní elementály“, nebo možná o bytost stvořenou přímo tvým mistrem. Pokud se s Vypravěčem nedohodneš jinak, tak do začátku hry můžeš předpokládat, že ses na každém stupni hodnocení <text:span text:style-name="T6">Práce s astrálními bytostmi</text:span> naučil jeden sigil příslušný bytosti s právě takovým hodnocením – můžeš tedy znát jeden sigil jedničkové bytosti, jeden sigil dvojkové, jeden trojkové, atd. až do tvého hodnocení <text:span text:style-name="T6">Práce s astrálními bytostmi</text:span>. Musí se jednat o bytosti příslušné tvé magické tradici.</text:p>
      <text:p text:style-name="P10"/>
      <text:h text:style-name="P34" text:outline-level="3"><text:soft-page-break/>Předání znalosti či dovednosti</text:h>
      <text:p text:style-name="P10">Požadavky: Práce s astrálními bytostmi 1<text:line-break/>Doba sesílání: 6 hodin<text:line-break/>Použití: Předání této schopnosti astrální bytosti vázané magickým poutem pomocí rituálu stvoření<text:line-break/></text:p>
      <text:p text:style-name="P10">Takto můžeš bytosti předat některou ze svých znalostí či dovedností, například znalost určitého jazyka, řemesla, a podobně. Platí pro to následující omezení:</text:p>
      <text:list xml:id="list6097281888785980138" text:style-name="WW8Num36">
        <text:list-item>
          <text:p text:style-name="P56">Musíš znát pravé jméno bytosti a při tomto rituálu jej vyslovit.</text:p>
        </text:list-item>
        <text:list-item>
          <text:p text:style-name="P56">Předávat znalosti a dovednosti můžeš pouze bytosti, s níž máš navázané <text:span text:style-name="T6">magické pouto</text:span><text:span text:style-name="T7">.</text:span></text:p>
        </text:list-item>
        <text:list-item>
          <text:p text:style-name="P56">Bytost musí být schopna danou dovednost fyzicky provádět. Ohnivý elementál se například nemůže naučit bojovat s mečem, zemní elementál se nemůže naučit plavat nebo jezdit na koni, apod.</text:p>
        </text:list-item>
        <text:list-item>
          <text:p text:style-name="P56">Není třeba předávat znalost jazyka použitého při stvoření bytosti, ten zná automaticky.</text:p>
        </text:list-item>
        <text:list-item>
          <text:p text:style-name="P56">Není možné předat celou sdruženou dovednost, předávají se jednotlivé specializace nebo samostatné dovednosti.</text:p>
        </text:list-item>
        <text:list-item>
          <text:p text:style-name="P56">Není možné předávat specializace Fyzické zdatnosti (fyzické schopnosti bytosti jsou obvykle závislé na jejím hodnocení).</text:p>
        </text:list-item>
        <text:list-item>
          <text:p text:style-name="P56">Není možné předat znalost magické schopnosti nebo kouzla.</text:p>
        </text:list-item>
        <text:list-item>
          <text:p text:style-name="P56"><text:soft-page-break/>Předání každé další specializace nebo samostatné dovednosti vyžaduje znovu se naučit tuto schopnost. Za každou dovednost nebo specializaci, kterou se naučíš astrálním bytostem předávat, tedy zaplatíš 1 bod zkušenosti. Tyto znalosti a dovednosti ale pak ale můžeš předávat opakovaně, a to klidně i různým bytostem.</text:p>
        </text:list-item>
        <text:list-item>
          <text:p text:style-name="P56">Předat můžeš celé své hodnocení dané schopnosti nebo dovednosti, ale maximálně do hodnocení bytosti.</text:p>
        </text:list-item>
      </text:list>
      <text:p text:style-name="P10"/>
      <text:p text:style-name="P13">Příklady použití:</text:p>
      <text:list xml:id="list8486803350453622358" text:style-name="WW8Num37">
        <text:list-item>
          <text:p text:style-name="P57">Zemní elementál schopný stavět zdi domů<text:line-break/><text:span text:style-name="T1">(předání znalosti řemesla Zednictví)</text:span></text:p>
        </text:list-item>
        <text:list-item>
          <text:p text:style-name="P57"><text:span text:style-name="T8">Ohnivý elementál schopný psát do vzduchu ohnivým písmem<text:line-break/></text:span><text:span text:style-name="T1">(předání znalosti písma elementálovi, který díky </text:span><text:span text:style-name="T3">Přirozené elementální schopnosti</text:span><text:span text:style-name="T1"> umí používat </text:span><text:span text:style-name="T3">Vládu nad ohněm</text:span><text:span text:style-name="T1">)</text:span></text:p>
        </text:list-item>
      </text:list>
      <text:p text:style-name="P10"/>
      <text:h text:style-name="P34" text:outline-level="3">Svázání sigilu s pravým jménem </text:h>
      <text:p text:style-name="P10">Požadavky: Práce s astrálními bytostmi 2, znalost Přivolání pomocí pravého jména<text:line-break/>Doba sesílání: 6 hodin<text:line-break/>Použití: Předání této schopnosti astrální bytosti vázané magickým poutem pomocí rituálu stvoření<text:line-break/></text:p>
      <text:p text:style-name="P10"><text:soft-page-break/>Takto je možné svázat konkrétní sigil (tedy grafický znak nebo obrazec) s pravým jménem nějaké astrální bytosti. Bytost potom bude možné pomocí tohoto sigilu přivolávat (viz <text:span text:style-name="T6">Přivolání pomocí sigilu</text:span>).<text:line-break/><text:tab/>Hlavním důvodem, proč bytost přivolávat sigilem a ne pravým jménem, je, že když někdo odposlechne pravé jméno (třeba při přivolávání bytosti), tak ji pak s jeho pomocí může nejen přivolat, ale také ovládnout (viz <text:span text:style-name="T6">Ovládnutí pomocí pravého jména</text:span>), zatímco pomocí sigilu ji může pouze přivolat.</text:p>
      <text:p text:style-name="P10"/>
      <text:p text:style-name="P10">K tomu, abys mohl svázat sigil s pravým jménem bytosti, ji musíš nejprve přivolat pomocí jejího pravého jména (viz <text:span text:style-name="T6">Přivolání pomocí pravého jména</text:span>).<text:line-break/><text:tab/>Bytost může mít současně připoutaných více sigilů a je možné, že jen ona sama je bude znát všechny. Jednou připoutaný sigil už od bytosti nelze nijak oddělit. Je možné pouze zničit všechny jeho kopie a zlikvidovat všechny, kdo jej znají. Pak jej bude znát jen bytost sama.</text:p>
      <text:p text:style-name="P10"/>
      <text:h text:style-name="P34" text:outline-level="3">Posílení použití schopnosti</text:h>
      <text:p text:style-name="P10">Požadavky: Práce s astrálními bytostmi 2<text:line-break/>Doba sesílání: Stejně jako posilovaná schopnost<text:line-break/>Seslání stojí bod Vůle<text:line-break/></text:p>
      <text:p text:style-name="P10">Když chceš po astrální bytosti, aby použila nějakou svou schopnost, tak jí to můžeš prostě přikázat (nebo ji o to požádat) a ona ji použije se svým základním hodnocením, nebo za to můžeš pomocí tohoto kouzla připlatit jeden bod Vůle, pak ji použije s +3 bonusem. Podmínkou je, že danou schopnost znáš, tedy že umíš stvořit bytost s <text:soft-page-break/>touto schopností.<text:line-break/><text:tab/>Posílit použití schopnosti je také možné pouze bytosti, kterou jsi sám přivolal pomocí jejího sigilu nebo pravého jména. Tím se automaticky splňuje i podmínka, že bytost musí být v dosahu tvého magického působení (kdyby nebyla, tak by přestala existovat).</text:p>
      <text:p text:style-name="P10"/>
      <text:h text:style-name="P34" text:outline-level="3">Magická smlouva</text:h>
      <text:p text:style-name="P10">Požadavky: Práce s astrálními bytostmi 3<text:line-break/>Modifikace: Beze změny</text:p>
      <text:p text:style-name="P10"/>
      <text:p text:style-name="P10">Magická smlouva se liší od obyčejné dohody tím, že jakmile splníš svou část úmluvy, tak je bytost magicky zavázána k co nejrychlejšímu splnění své části a nemůže se rozhodnout to odložit, úmyslně zkazit, ani neprovést, ani kdyby chtěla. Stále se ovšem jedná o dohodu v tom smyslu, že s ní musí ve chvíli uzavírání dobrovolně souhlasit. Ty sám touto smlouvou k ničemu zavázán nebudeš, když ale svou část dohody nesplníš, tak ani bytost nemusí splnit svou a navíc na tebe může být (po právu) naštvaná.<text:line-break/><text:tab/>Magickou smlouvu je možné uzavřít jak s bytostí přivolanou pomocí pravého jména, tak pomocí sigilu. Bytost si vždy je vědoma toho, že uzavírá smlouvu magickou a nikoliv pouhou dohodu. Pokud přestaneš udržovat povolávcí kouzlo dříve, než bytost stihne svou část splnit, její závazek tím propadá.</text:p>
      <text:p text:style-name="P10"/>
      <text:p text:style-name="P10">Jako protiváhu služby, kterou požaduješ, po tobě bytost může chtít například:</text:p>
      <text:list xml:id="list5639957925629150557" text:style-name="WW8Num38">
        <text:list-item>
          <text:p text:style-name="P58">Abys jí pomohl vyřídit si účty s někým, kdo získal její pravé jméno nebo sigil a zneužívá jej.</text:p>
        </text:list-item>
        <text:list-item>
          <text:p text:style-name="P58"><text:soft-page-break/>Abys něco udělal pro jejího tvůrce.</text:p>
        </text:list-item>
        <text:list-item>
          <text:p text:style-name="P58">Pokud je svobodná, tak může mít svou vlastní agendu a chtít po tobě, abys jí s něčím pomohl.</text:p>
        </text:list-item>
        <text:list-item>
          <text:p text:style-name="P58">Může chtít růst, nebo rozšiřovat své schopnosti. Prakticky to pro tebe bude znamenat vytvořit s ní pouto pomocí <text:span text:style-name="T6">Rituálu přivlastnění</text:span> (pozor na to, že při tom nemůžeš mít magické pouto s žádnou jinou bytostí) a následně provést rituál stvoření a předat ji nějakou schopnost, kterou ještě nemá, nebo zvýšit její hodnocení. Součástí smlouvy může být i opětovné rozvázání magického pouta na konci rituálu stvoření.</text:p>
        </text:list-item>
      </text:list>
      <text:p text:style-name="P10"/>
      <text:h text:style-name="P34" text:outline-level="3">Ovládnutí pomocí pravého jména</text:h>
      <text:p text:style-name="P10">Požadavky: Práce s astrálními bytostmi 4<text:line-break/>Modifikace: Seslání stojí bod Vůle (ale nedává bonus k hodu na ovládnutí)</text:p>
      <text:p text:style-name="P10"/>
      <text:p text:style-name="P10">Tuto modifikaci můžeš využít pouze spolu s přivoláním astrální bytosti pomocí jejího pravého jména, nikoliv pomocí sigilu. Umožňuje ti získat nad ní kontrolu, není to ale úplně jisté.<text:line-break/><text:tab/>Při pokusu o ovládnutí se hází: Bytost svým hodnocením, ty hodnocením <text:span text:style-name="T6">Práce s astrálními bytostmi</text:span> (bez +3 bonusu k hodu na seslání za použití magické energie, bonus se v tomto případě vztahuje na to, jak silnou bytost se vůbec můžeš pokusit přivolat). Vypravěč si kostkou hází skrytě.<text:line-break/><text:tab/>Když vyhraješ, bytost tě musí po celou dobu udržování povolávacího kouzla poslouchat, včetně poskytování (podle ní) pravdivých odpovědí na tvoje otázky. Pokud ovšem není v její nátuře pomáhat (to je obvykle dáno povahou jejího stvořitele), tak nebude odpoví<text:soft-page-break/>dat na nic, na co se jí přímo nezeptáš a nebude dělat nic, co jí přímo nepřikážeš. Nemůže ale sama o své vůli dělat nic, cos jí alespoň nepřímo nepřikázal.<text:line-break/><text:tab/>Když prohraješ, tak bytost může dělat cokoliv uzná za vhodné: zaútočit na tebe (to pro ni obvykle znamená možnost jen jednoho útoku nebo jednokolového použití nějaké schopnosti, protože ji můžeš kdykoliv zbavit existence tím, že přestaneš udržovat přivolávací kouzlo), nebo třeba předstírat, že plní tvé příkazy, ale místo toho ti lhát, nebo si za tvými zády prostě jen užívat své existence.</text:p>
      <text:p text:style-name="P10"/>
      <text:h text:style-name="P34" text:outline-level="3">Rituál přivlastnění</text:h>
      <text:p text:style-name="P10">Požadavky: Práce s astrálními bytostmi 4<text:line-break/>Doba sesílání: 1 hodina<text:line-break/></text:p>
      <text:p text:style-name="P10">Pokud zrovna nemáš aktivní pouto s žádnou astrální bytostí, tak se můžeš pomocí tohoto rituálu pokusit si nějakou existující bytost připoutat. Musíš k tomu znát její pravé jméno a při tomto rituálu jej nahlas vyslovit. V případě, že bytost s připoutáním souhlasí (například proto, abys ji mohl svou magií posílit), je úspěch automatický. Pokud nesouhlasí, tak je rituál možné provést pouze pokud ji nejprve úspěšně ovládneš pomocí jejího pravého jména (viz. <text:span text:style-name="T6">Ovládnutí pomocí pravého jména</text:span>) a souhlas jí přikážeš.<text:line-break/><text:tab/>Přivlastněná bytost tě při každém dalším přivolání pomocí pravého jména (nikoliv pomocí sigilu) automaticky musí poslouchat (nebudeš tedy pokaždé muset uspět v ovládnutí pomocí pravého jména) a můžeš ji posilovat a upravovat pomocí rituálu stvoření (ovšem pouze pokud znáš rituál tvorby tohoto druhu astrálních bytostí), ale nebude ti nutně věrná. Pokud sis ji přivlastnil násilím, tak je naopak velice pravděpodobné, že se ti bude snažit vzdorovat a nepřímo ti škodit: bude plnit příkazy doslovně, neudělá pro tebe nic, co jí výslovně nepřikážeš, apod.</text:p>
      <text:p text:style-name="P4"><text:soft-page-break/></text:p>
      <text:h text:style-name="P34" text:outline-level="3">Vynucené udržování</text:h>
      <text:p text:style-name="P10">Požadavky: Práce s astrálními bytostmi 5<text:line-break/>Použití: Předání této schopnosti astrální bytosti vázané magickým poutem pomocí rituálu stvoření<text:line-break/></text:p>
      <text:p text:style-name="P10">Tuto schopnost může astrální bytost aktivovat, když ji někdo povolá pomocí jejího pravého jména a neuspěje v hodu na její ovládnutí (viz <text:span text:style-name="T6">Ovládnutí pomocí pravého jména</text:span>). Dokud bude bytost tuto schopnost udržovat, povolávající mág nebude schopen ukončit udržování její existence jinak než tím, že spáchá sebevraždu, nebo že se sám uvede do bezvědomí.<text:line-break/><text:tab/>Bytost toho může využít například k zabití toho, kdo ji přivolal. Tím se sice sama odešle zpět do nebytí, ale může se tak třeba zbavit někoho, kdo zneužívá znalosti jejího pravého jména.</text:p>
      <text:p text:style-name="P10"/>
      <text:h text:style-name="P34" text:outline-level="3">Obří forma</text:h>
      <text:p text:style-name="P10">Požadavky: Práce s astrálními bytostmi 5<text:line-break/>Použití: Předání této schopnosti astrální bytosti vázané magickým poutem pomocí rituálu stvoření<text:line-break/></text:p>
      <text:p text:style-name="P10">Umožňuje zvětšit tělo bytosti zhruba na velikost vzpínajícího se koně.<text:line-break/></text:p>
      <text:p text:style-name="P13">Herní efekt:</text:p>
      <text:p text:style-name="P10"><text:soft-page-break/>Maximální kondice bytosti se zvýší na 16 bodů. Její Síla bude rovna Hodnocení + 3 (projeví se to jen u bytostí s pevným tělem). Zranění v boji se nezvyšuje.</text:p>
      <text:p text:style-name="P10"/>
      <text:h text:style-name="P34" text:outline-level="3">Gigantická forma</text:h>
      <text:p text:style-name="P10">Požadavky: Práce s astrálními bytostmi 6<text:line-break/>Použití: Předání této schopnosti astrální bytosti vázané magickým poutem pomocí rituálu stvoření<text:line-break/></text:p>
      <text:p text:style-name="P10">Umožňuje zvětšit tělo bytosti zhruba na velikost vzpínajícího se slona.<text:line-break/></text:p>
      <text:p text:style-name="P13">Herní efekt:</text:p>
      <text:p text:style-name="P10">Maximální kondice bytosti se zvýší na 20 bodů. Její Síla bude rovna Hodnocení + 6 (projeví se to jen u bytostí s pevným tělem). Zranění v boji se nezvyšuje.</text:p>
      <text:p text:style-name="P10"/>
      <text:h text:style-name="P38" text:outline-level="2">Očarování předmětů</text:h>
      <text:p text:style-name="P10">/* <text:span text:style-name="T20">Kam s tímhle? Ale asi do Vyšších mystérií.</text:span> */</text:p>
      <text:list xml:id="list8252633685371773730" text:style-name="L5">
        <text:list-item>
          <text:p text:style-name="P59">Mechanická spoušť<text:line-break/>Nabíjení očarovaných předmětů</text:p>
        </text:list-item>
        <text:list-item>
          <text:p text:style-name="P59">Rezonanční spoušť</text:p>
        </text:list-item>
        <text:list-item>
          <text:p text:style-name="P59">Magická spoušť<text:line-break/>Aktivace očarovaných předmětů</text:p>
        </text:list-item>
        <text:list-item>
          <text:p text:style-name="P59"><text:soft-page-break/>Svázání se zdrojem magické energie</text:p>
        </text:list-item>
        <text:list-item>
          <text:p text:style-name="P59">Tvorba magického ohniska</text:p>
        </text:list-item>
      </text:list>
      <text:p text:style-name="P5"/>
      <text:h text:style-name="P31" text:outline-level="4">Aktivace a udržování očarovaných předmětů</text:h>
      <text:p text:style-name="P20">Každý očarovaný předmět je nejdříve nutné aktivovat (a udržovat aktivní), až potom se začne jeho účinek spouštět tak, jak bylo určeno při jeho výrobě. Kdokoliv, kdo umí udržovat magii, to může udělat jednoduše tím, že se předmětu dotkne a chvilku se na to soustředí – aktivace je komplexní akce. Když se naučíš <text:span text:style-name="T6">Aktivaci očarovaných předmětů</text:span><text:span text:style-name="T7">, tak to budeš moci dělat i na dálku.</text:span></text:p>
      <text:p text:style-name="P20"/>
      <text:h text:style-name="P31" text:outline-level="4">Použití očarovaných předmětů</text:h>
      <text:p text:style-name="P10">Když se aktivovaný předmět spustí, výsledek se vyhodnotí, jako by toto kouzlo právě seslal ten, kdo předmět aktivoval. Použije se tedy jeho hodnocení sesílací dovednosti kouzla (to je dovednost požadovaná pro jeho naučení), nikoliv hodnocení dovednosti tvůrce předmětu.<text:line-break/><text:tab/>Každé použití aktivovatelného předmětu stojí 1 bod energie předmětu, ale <text:span text:style-name="T6">nedává</text:span> bonus k vyhodnocení.<text:line-break/><text:tab/><text:span text:style-name="T12">Pokud předmět sešle kouzlo, které je třeba udržovat, tak ho musí udržovat ten, kdo předmět aktivoval. Nemusí pak už ale udržovat aktivní samotný předmět.</text:span></text:p>
      <text:p text:style-name="P16"/>
      <text:h text:style-name="P34" text:outline-level="3"><text:soft-page-break/>Mechanická spoušť</text:h>
      <text:p text:style-name="P10">Požadavky: Očarování předmětů 1<text:line-break/>Výroba: 1 hodina<text:line-break/></text:p>
      <text:p text:style-name="P10">Pomocí této schopnosti můžeš očarovat nějaký obyčejný předmět, takže bude možné s jeho pomocí sesílat některé z kouzel, která znáš. Kouzlo může být spojené s modifikacemi, předmět jej pak ale bude umět pouze v této konkrétní variantě modifikací. Není nutné používat modifikace pro seslání bez zaříkávání a bez gestikulace, kouzla sesílaná pomocí očarovaných předmětů automaticky zaklínání ani gestikulaci nevyžadují a aktivují se tak, jak bylo při jejich výrobě určeno.<text:line-break/><text:tab/>V tomto případě se kouzlo spouští mechanicky: <text:span text:style-name="T12">Při otevření dveří, otočení prstence na magické hůlce, atp. Podmínky spuštění je nutné přesně stanovit při výrobě, dodatečně už nejdou měnit (leda předmět očarovat znovu).<text:line-break/><text:tab/>K tomu, aby předmět mohl kouzlo seslat, je jej nejprve potřeba nabít pomocí kouzla </text:span><text:span text:style-name="T11">Nabití očarovaného předmětu</text:span><text:span text:style-name="T12">.</text:span></text:p>
      <text:p text:style-name="P20"/>
      <text:h text:style-name="P34" text:outline-level="3">Nabití očarovaného předmětu</text:h>
      <text:p text:style-name="P10">Požadavky: Očarování předmětů 1<text:line-break/><text:span text:style-name="T15">Doba sesílání: 1 minuta<text:line-break/>Vyžaduje použití bodů Vůle</text:span></text:p>
      <text:p text:style-name="P10"/>
      <text:p text:style-name="P10">Tímto relativně krátkým rituálem je možné nabít očarovaný předmět. Nabíjení stojí body Vůle – kolik bodů Vůle spotřebuješ, o tolik se zvýší magický náboj předmětu. Maximum, na které dokážeš libovolný předmět nabít, je rovno tvému hodnocení Vůle. Nabíjet je možné i předměty, které vyrobil někdo jiný.</text:p>
      <text:p text:style-name="P10"><text:soft-page-break/></text:p>
      <text:p text:style-name="P13">Příklad:</text:p>
      <text:p text:style-name="P10">Odpočatý kouzelník s Vůlí 3 chce dobít magickou hůlku s aktuálním nábojem 1. Nejvýše ji takto může přidat dva body magického náboje (jeden už hůlka má a nejvíce ji může nabít na své hodnocení Vůle, tedy 3). Bude ho to stát dva body Vůle.</text:p>
      <text:p text:style-name="P10"/>
      <text:h text:style-name="P34" text:outline-level="3">Rezonanční spoušť</text:h>
      <text:p text:style-name="P10">Požadavky: Očarování předmětů 2<text:line-break/>Výroba: 1 hodina<text:line-break/></text:p>
      <text:p text:style-name="P20">Umožňuje očarovat předmět za stejných podmínek jako <text:span text:style-name="T6">Mechanická spoušť</text:span>, pouze metoda seslání kouzla je jiná: V tomto případě se kouzlo spouští pomocí principu <text:span text:style-name="T6">Rezonance psaného a čteného slova</text:span>. Spouštěcí slovo nebo věta musí být na předmětu skutečně napsaná, nápis ale může být zakrytý.<text:line-break/><text:tab/>Jeden předmět je možné očarovat až tolika spouštěmi, kolik činí tvé hodnocení Očarování předmětů. Každé z kouzel se musí spouštět jinak, není tedy možné jedním heslem spustit dvě kouzla současně. Energie předmětu je pro všechna kouzla společná.</text:p>
      <text:p text:style-name="P20"/>
      <text:p text:style-name="P16">Příklady použití:</text:p>
      <text:list xml:id="list864168723106449506" text:style-name="L6">
        <text:list-item>
          <text:p text:style-name="P61">Zámek, který se odemkne pronesením spouštěcího slova<text:line-break/><text:span text:style-name="T1">(</text:span><text:span text:style-name="T3">Rezonanční spoušť</text:span><text:span text:style-name="T1"> a </text:span><text:span text:style-name="T3">Manipulace se zemí</text:span><text:span text:style-name="T1">)</text:span></text:p>
        </text:list-item>
        <text:list-item>
          <text:p text:style-name="P61"><text:soft-page-break/>Magická hůlka, která po pronesení správného slova vystřelí ohnivou kouli<text:line-break/><text:span text:style-name="T1">(</text:span><text:span text:style-name="T3">Rezonanční spoušť</text:span><text:span text:style-name="T1">, </text:span><text:span text:style-name="T3">Stvoření živlu</text:span><text:span text:style-name="T1"> a </text:span><text:span text:style-name="T3">Manipulace s ohněm</text:span><text:span text:style-name="T1">)</text:span></text:p>
        </text:list-item>
        <text:list-item>
          <text:p text:style-name="P60"><text:span text:style-name="T12">Svitek, který po přečtení sám vzplane (spouští je přímo text zprávy)<text:line-break/></text:span><text:span text:style-name="T4">(</text:span><text:span text:style-name="T5">Rezonanční spoušť</text:span><text:span text:style-name="T4">, </text:span><text:span text:style-name="T5">Vzplanutí</text:span><text:span text:style-name="T4">)</text:span></text:p>
        </text:list-item>
        <text:list-item>
          <text:p text:style-name="P61">Svitek, který po přečtení sešle nějaké kouzlo<text:line-break/><text:span text:style-name="T1">(</text:span><text:span text:style-name="T3">Rezonanční spoušť</text:span><text:span text:style-name="T2"> a příslušné kouzlo</text:span><text:span text:style-name="T1">)</text:span></text:p>
        </text:list-item>
      </text:list>
      <text:p text:style-name="P10"/>
      <text:h text:style-name="P34" text:outline-level="3">Magická spoušť</text:h>
      <text:p text:style-name="P10">Požadavky: Očarování předmětů 3<text:line-break/>Výroba: 1 hodina<text:line-break/></text:p>
      <text:p text:style-name="P20">Umožňuje očarovat předmět za stejných podmínek jako Mechanická spoušť, pouze metoda seslání kouzla je jiná: V tomto případě se kouzlo spouští s využitím <text:span text:style-name="T6">Principu magické rezonance</text:span>. Předmět sešle kouzlo, když se ocitne v oblasti působení jiného, předem určeného kouzla.<text:line-break/><text:tab/>Jeden předmět je možné očarovat až tolika spouštěmi, kolik činí tvé hodnocení Očarování předmětů. Každé z kouzel předmětu se musí spouštět jinak, není tedy možné na seslání jednoho kouzla zareagovat sesláním více kouzel. Energie předmětu je pro všechna kouzla společná.<text:line-break/><text:tab/>Každé spouštěcí kouzlo musí někdo při výrobě <text:span text:style-name="T6">Magické spouště</text:span> seslat (klidně někdo jiný, případně i pomocí předmětu). Kouzlo předmětu musíš umět seslat sám.</text:p>
      <text:p text:style-name="P20"/>
      <text:p text:style-name="P20"><text:soft-page-break/>Není možné vytvořit magickou spoušť reagující na nějakou modifikaci (třeba Seslání na všechno v rozsahu), reagovat je vždy nutné na základní kouzlo. Spoušť reaguje na dané kouzlo nehledě na to, jaké modifikace byly při jeho seslání použity.</text:p>
      <text:p text:style-name="P20"/>
      <text:p text:style-name="P16">Příklady použití:</text:p>
      <text:list xml:id="list4254719285831663733" text:style-name="L7">
        <text:list-item>
          <text:p text:style-name="P63"><text:span text:style-name="T12">Náramek, který se zahřeje, když se ocitne v rozsahu působení </text:span><text:span text:style-name="T11">Vnímání vzduchu</text:span><text:span text:style-name="T12"><text:line-break/>(</text:span><text:span text:style-name="T11">Magická spoušť</text:span><text:span text:style-name="T12">, </text:span><text:span text:style-name="T11">Ohřev</text:span><text:span text:style-name="T12">)</text:span></text:p>
        </text:list-item>
        <text:list-item>
          <text:p text:style-name="P63"><text:span text:style-name="T12">Amulet, který automaticky sešle </text:span><text:span text:style-name="T11">Protikouzlo</text:span><text:span text:style-name="T12">, když se ocitne v rozsahu působení </text:span><text:span text:style-name="T11">Vlády nad ohněm</text:span></text:p>
        </text:list-item>
      </text:list>
      <text:p text:style-name="P10"/>
      <text:h text:style-name="P34" text:outline-level="3">Aktivace očarovaných předmětů</text:h>
      <text:p text:style-name="P10">Požadavky: Očarování předmětů 3<text:line-break/><text:span text:style-name="T15">Doba sesílání: 1 kolo<text:line-break/></text:span></text:p>
      <text:p text:style-name="P10">Touto schopností můžeš očarované předměty aktivovat na dálku. Stále ale musíš předmět vnímat (vidět, registrovat pomocí nějakého detekčního kouzla, apod.).</text:p>
      <text:p text:style-name="P10"/>
      <text:h text:style-name="P34" text:outline-level="3">Svázání se zdrojem magické síly</text:h>
      <text:p text:style-name="P10">Požadavky: Očarování předmětů 4<text:line-break/><text:span text:style-name="T15">Doba sesílání: 1 minuta</text:span><text:line-break/></text:p>
      <text:p text:style-name="P10"><text:soft-page-break/>Tímto krátkým rituálem můžeš předmět svázat s nějakým zdrojem magické síly: Zřídlem, siločárou nebo magickým ohniskem. Dokud se bude předmět nacházet ve vzdálenosti dosahu tvého magického působení od tohoto zdroje, tak bude stále aktivovaný a spuštění efektu nebude vyčerpávat energii předmětu.</text:p>
      <text:h text:style-name="P38" text:outline-level="2">Tvorba přírodních duchů</text:h>
      <text:p text:style-name="P20">/* <text:span text:style-name="T21">To zní fakt blbě. Asi invokace, nebo tak něco. I když to se k přírodní magii taky moc nehodí.</text:span> */</text:p>
      <text:list xml:id="list5710018663934071083" text:style-name="L8">
        <text:list-item>
          <text:p text:style-name="P64">Zrození přírodního ducha<text:line-break/>Přirozená přírodní schopnost</text:p>
        </text:list-item>
        <text:list-item>
          <text:p text:style-name="P64">Posednutí zvířete</text:p>
        </text:list-item>
        <text:list-item>
          <text:p text:style-name="P64">Oživení mrtvého těla</text:p>
        </text:list-item>
        <text:list-item>
          <text:p text:style-name="P64">Samoléčba požíráním čerstvého masa</text:p>
        </text:list-item>
        <text:list-item>
          <text:p text:style-name="P62">Samostatná existence přírodních duchů</text:p>
        </text:list-item>
      </text:list>
      <text:p text:style-name="P17"/>
      <text:p text:style-name="P17">Podoba, smysly, <text:s/>zranitelnost, bojové statistiky, fyzické možnosti a pohyblivost přírodních duchů jsou dány vlastnostmi zvířete či rostliny, do které byl duch přivolán. Duch v těle psa může nadále využívat výborný psí čich, útočit psími zuby, atd. Bojové statistiky šelem a dravých ptáků najdeš v kapitole <text:span text:style-name="T6">Bestiář</text:span>.<text:line-break/><text:tab/>Duch může být povolán pouze do těla tvora nebo rostliny se stejnou nebo nižší Nebezpečností, než je Síla ducha. Pokud je Síla ducha větší, tak po dobu, kdy je v těle přítomen, jeho Nebezpečnost, fyzickou Sílu a ostatní fyzické parametry zvyšuje na svoji Sílu, ale nejvýše o 3 body více, než je průměrná Nebezpečnost zvířete daného druhu. Ani ten nejmocnější duch tedy nedokáže posílit tělo veverky tak, aby byla schopna ohrozit dospělého slona.<text:line-break/><text:soft-page-break/><text:tab/>Duch v těle rostliny nemůže útočit bez dalších magických schopností. Když je umí, tak se útok vyhodnocuje jako použití příslušného kouzla (např. <text:span text:style-name="T6">Vláda nad rostlinstvem</text:span>) pouze s tím, že nejde o kouzlo ale o přirozenou schopnost, takže se není možné bránit <text:span text:style-name="T6">Protikouzlem</text:span>.</text:p>
      <text:p text:style-name="P17"/>
      <text:h text:style-name="P34" text:outline-level="3">Zrození přírodního ducha</text:h>
      <text:p text:style-name="P17">Požadavky: Tvorba přírodních duchů 1<text:line-break/>Doba sesílání: 12 hodin<text:line-break/></text:p>
      <text:p text:style-name="P17">Pověsti o tom, že je v lesích možno narazit na oživlé stromy nebo na inteligentní duchy v podobě divokých zvířat, jsou pravdivé. Není už ale pravda, že by se tito duchové zjevovali zcela samovolně, vždy je nejprve musí přivést k životu někdo znalý tohoto kouzla. Duchové rostlin se manifestují v nějaké rostlině (nejčastěji ve stromě), duchové zvířat v živém jedinci daného druhu. Není to tedy tak, že by se po provedení tohoto kouzla zjevila nová bytost, ale tak, že v existujícím jedinci probudíš lidskou inteligenci a později případně další schopnosti.<text:line-break/><text:tab/>Přírodní duchové jsou astrální bytosti, platí tedy pro ně všechna pravidla pro <text:span text:style-name="T6">Tvorbu astrálních bytostí</text:span><text:span text:style-name="T10"> s výjimkou pravidel pro léčení – přírodní duchové se přirozeně léčí stejně jako zvíře nebo rostlina, v níž se nacházejí.</text:span><text:span text:style-name="T3"> </text:span><text:span text:style-name="T6"><text:s/></text:span><text:line-break/><text:tab/>Duch v těle zvířete může komunikovat jen tak, jak mu to umožňuje jeho fyzické tělo. Obvykle tedy nemůže mluvit (někteří ptáci se to ale mohou naučit), může ale kývat hlavou, mručet, vrčet a podobně. Je se s ním možné dorozumívat pomocí <text:span text:style-name="T6">Řeči zvířat</text:span>, ale jen ve značně omezené míře – duch je sice stejně inteligentní jako ty, ale řeč zvířat neumožňuje většinu lidských pojmů vyjádřit. Pokud jej naučíš psát, může například rýt kopytem do země a podobně – nutno ale říct, že přírodní duchové obecně podobné věci <text:soft-page-break/>nedělají moc rádi a jsou povětšinou dost málomluvní. Duch v těle rostliny nemůže komunikovat prakticky vůbec. Dokud jej nenaučíš nějaké další schopnosti (například <text:span text:style-name="T6">Vládu nad rostlinstvem</text:span>), nebude se dokonce schopen ani hýbat.<text:line-break/><text:tab/>Duchové rostlin se nejčastěji přivolávají do stromů předem k tomuto účelu připravených pomocí kouzla Řízený růst. Takto pak vznikají kráčející stromovci s tvarem těla vzdáleně připomínající lidské schopni kráčivé chůze a používání větví jako končetin (hýbat se ale duch dokáže až když se naučí <text:span text:style-name="T6">Vládu nad rostlinstvem</text:span>).<text:line-break/><text:tab/>Stejně jako u všech ostatních astrálních bytostí platí, že duch fyzicky existuje jen po dobu udržování kouzla, jímž jsi jej stvořil, nebo které později použiješ k jeho přivolání. Ukončení udržování ale v případě přírodních duchů neznamená, že by zvíře nebo rostlina, v níž se duch manifestoval, pozbyla života. Místo toho se z něj opět stane obyčejné zvíře nebo rostlina, dokud ducha opět nepřivoláš například pomocí jeho <text:span text:style-name="T6">Pravého jména</text:span>.</text:p>
      <text:p text:style-name="P17"/>
      <text:p text:style-name="P16">Herní efekt:</text:p>
      <text:p text:style-name="P17">Hodnocení Nebezpečnosti zvířete, do kterého ducha povoláš, nemůže být vyšší než Síla tohoto kouzla.</text:p>
      <text:p text:style-name="P17"/>
      <text:h text:style-name="P34" text:outline-level="3">Přirozená přírodní schopnost</text:h>
      <text:p text:style-name="P17">Požadavky: Dovednost Tvorba přírodních duchů na stejném nebo vyšším stupni jako dovednost požadovaná u daného kouzla<text:line-break/>Použití: Předání této schopnosti astrální bytosti vázané magickým poutem pomocí rituálu stvoření<text:line-break/></text:p>
      <text:p text:style-name="P10"><text:soft-page-break/>Přírodní duchové nemohou kouzlit, mohou ale získat přirozené schopnosti se stejným účinkem. Probíhá to tak, že se nejdříve ty naučíš, jak jim danou schopnost předat a následně znovu provedeš <text:span text:style-name="T6">Zrození přírodního ducha</text:span>, čímž jej tuto schopnost naučíš. Předání každé <text:span text:style-name="T6">Přirozené schopnosti</text:span> se musíš naučit (a zaplatit za to zkušeností) zvlášť. Nemusíš na to dané kouzlo umět, musíš ale splnit požadavek na hodnocení magické specializace, jako kdyby ses jej chtěl sám naučit.<text:line-break/><text:tab/>Duch zvířete se může jako přirozené schopnosti naučit pouze kouzla z Magie zvířat, duch rostliny jen kouzla z Magie rostlin. Oba se také můžeš naučit příslušné modifikace z <text:span text:style-name="T6">Technik sesílání</text:span>. Nemůžeš je ale naučit například probouzet další duchy, jak pracovat s astrálním prostorem a podobně.</text:p>
      <text:p text:style-name="P10"/>
      <text:p text:style-name="P17">Použití přirozené schopnosti nevyžaduje gestikulaci ani zaklínání, pouze <text:span text:style-name="T9">soustředění</text:span>. Jako sesílací dovednost slouží duchovo hodnocení.<text:line-break/><text:tab/>Duch nemůže používat body Vůle. Ty se ale můžeš naučit schopnost <text:span text:style-name="T6">Posílení použití schopnosti</text:span> z dovednosti <text:span text:style-name="T6">Práce s astrálními bytostmi</text:span> a posilovat pak použití jeho schopností za cenu vlastního vyčerpání.</text:p>
      <text:p text:style-name="P17"/>
      <text:h text:style-name="P34" text:outline-level="3">Posednutí zvířete či rostliny</text:h>
      <text:p text:style-name="P17">Požadavky: Tvorba přírodních duchů 2<text:line-break/>Modifikace: beze změny<text:line-break/></text:p>
      <text:p text:style-name="P17"><text:soft-page-break/>Díky znalosti této modifikace můžeš přírodního ducha přivolat i do těla jiného zvířete nebo do jiné rostliny rostliny, než v jaké byl stvořen. Platí to jak pro opakování <text:span text:style-name="T6">Zrození přírodního ducha</text:span>, <text:s/>tak pro všechny formy přivolávání (pomocí pravého jména, pomocí sigilu).</text:p>
      <text:p text:style-name="P17"/>
      <text:h text:style-name="P34" text:outline-level="3">Oživení mrtvého těla</text:h>
      <text:p text:style-name="P17">Požadavky: Tvorba přírodních duchů 3<text:line-break/>Modifikace: beze změny<text:line-break/></text:p>
      <text:p text:style-name="P17">Používání této modifikace bývá obvykle považováno za eticky nepřijatelný čin. S její pomocí totiž můžeš zvířecího ducha přivolat i do těla mrtvého zvířete, a to jak <text:span text:style-name="T7">rituálem stvoření (tedy kouzlem </text:span><text:span text:style-name="T6">Zrození přírodního ducha</text:span><text:span text:style-name="T7">)</text:span>, <text:s/>tak všemi metodami přivolávání (pomocí pravého jména, pomocí sigilu).</text:p>
      <text:p text:style-name="P17"/>
      <text:p text:style-name="P17"><text:span text:style-name="T1">Herní efekt:</text:span><text:line-break/>Pokud je toto tělo poškozeno, tak bude mít duch na všechny svoje akce postih rovný postihu za zranění či poškození mrtvého těla. Po přivolání se ale i silně poškozené tělo začne hýbat a bude mít plný počet bodů kondice podle své velikosti. Postihy za případná další zranění se budou sčítat s těmi za poškození těla ve chvíli přivolávání.</text:p>
      <text:p text:style-name="P17"/>
      <text:h text:style-name="P34" text:outline-level="3">Samoléčba požíráním čerstvého masa</text:h>
      <text:p text:style-name="P17">/* <text:span text:style-name="T22">Taky dost blbej název</text:span> */</text:p>
      <text:p text:style-name="P17"><text:soft-page-break/>Požadavky: Tvorba přírodních duchů 4<text:line-break/>Použití: Předání této schopnosti astrální bytosti vázané magickým poutem pomocí rituálu stvoření<text:line-break/></text:p>
      <text:p text:style-name="P17">Díky této schopnosti může duch léčit své fyzické tělo požíráním čerstvě ulovené kořisti. Podmínkou samozřejmě je, že se zrovna nachází ve zvířeti, jehož metabolismus umožňuje tento druh potravy strávit.</text:p>
      <text:p text:style-name="P17"/>
      <text:p text:style-name="P16">Herní efekt:</text:p>
      <text:p text:style-name="P17">„Nažrání se až k prasknutí“ duchovo fyzické tělo kompletně vyléčí i z těch nejhorších zranění. Menší množství mu vyléčí jen poměrnou část. O jaké množství se jedná závisí na velikosti stávajícího těla – jestřáb potřebuje k nasycení výrazně méně než medvěd.</text:p>
      <text:p text:style-name="P17"/>
      <text:h text:style-name="P34" text:outline-level="3">Samostatná existence přírodních duchů</text:h>
      <text:p text:style-name="P17">Požadavky: Tvorba přírodních duchů 5<text:line-break/>Použití: Předání této schopnosti astrální bytosti vázané magickým poutem pomocí rituálu stvoření</text:p>
      <text:p text:style-name="P17"/>
      <text:p text:style-name="P17">Díky této schopnosti může přírodní duch existovat ve fyzickém těle i bez toho, že by někdo jiný udržoval jeho přivolávací kouzlo. Je k tomu ovšem potřeba blízkost magického zřídla nebo siločáry a odpovídající prostředí, nejčastěji hluboký hvozd.<text:line-break/><text:tab/>Zničení fyzického těla ducha jeho existence zbaví. Jedinou možností „oživení“ je provedení rituálu stvoření, a to může udělat jen někdo znalý příslušného rituálu, kdo má s tímto duchem magické pouto a zná jeho pravé jmé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style: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style:paragraph-properties fo:margin-top="0cm" fo:margin-bottom="0.3cm" style:contextual-spacing="false" fo:line-height="125%" fo:text-align="justify" style:justify-single-word="false" fo:orphans="4" fo:widows="4" fo:hyphenation-ladder-count="3" style:page-number="auto" fo:background-color="transparent">
        <style:tab-stops>
          <style:tab-stop style:position="0.499cm"/>
        </style:tab-stops>
        <style:background-image/>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80%" fo:letter-spacing="0.004cm"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60%" fo:letter-spacing="0.004cm"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style:paragraph-properties fo:margin-left="0cm" fo:margin-right="0cm" fo:margin-top="0.7cm" fo:margin-bottom="0.199cm" style:contextual-spacing="false" fo:hyphenation-ladder-count="2" fo:text-indent="0cm" style:auto-text-indent="false" style:page-number="auto" fo:background-color="transparent" fo:keep-with-next="always">
        <style:background-image/>
      </style:paragraph-properties>
      <style:text-properties style:font-name="Georgia1" fo:font-family="Georgia" style:font-style-name="Bold" style:font-family-generic="roman" style:font-pitch="variable" fo:font-size="140%" fo:letter-spacing="0.004cm"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style:paragraph-properties fo:margin-left="0cm" fo:margin-right="0cm" fo:margin-top="0.801cm" fo:margin-bottom="0.199cm" style:contextual-spacing="false" fo:text-indent="0cm" style:auto-text-indent="false" style:page-number="auto" fo:background-color="transparent" fo:keep-with-next="always">
        <style:background-image/>
      </style:paragraph-properties>
      <style:text-properties style:font-name="Georgia1" fo:font-family="Georgia" style:font-style-name="Bold" style:font-family-generic="roman" style:font-pitch="variable" fo:font-size="120%" fo:letter-spacing="0.004cm"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10%" fo:letter-spacing="0.004cm"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99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0pt" fo:letter-spacing="0.004cm"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style:contextual-spacing="false" fo:text-indent="0cm" style:auto-text-indent="false" style:page-number="auto" fo:keep-with-next="always"/>
      <style:text-properties style:font-name="Georgia1" fo:font-family="Georgia" style:font-style-name="Bold" style:font-family-generic="roman" style:font-pitch="variable" fo:font-size="14pt"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style:contextual-spacing="false" fo:text-indent="0cm" style:auto-text-indent="false" style:page-number="auto" fo:keep-with-next="always"/>
      <style:text-properties style:font-name="Georgia1" fo:font-family="Georgia" style:font-style-name="Bold" style:font-family-generic="roman" style:font-pitch="variable" fo:font-size="14pt"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style:paragraph-properties fo:margin-left="0cm" fo:margin-right="0cm" fo:margin-top="0.203cm" fo:margin-bottom="0.102cm" style:contextual-spacing="false" fo:text-indent="0cm" style:auto-text-indent="false" fo:background-color="transparent">
        <style:background-image/>
      </style:paragraph-properties>
      <style:text-properties style:font-name="Georgia" fo:font-family="Georgia" style:font-style-name="Regular" style:font-family-generic="roman" style:font-pitch="variable" fo:font-size="10pt"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background-image/>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style:paragraph-properties fo:margin-top="0cm" fo:margin-bottom="0cm" style:contextual-spacing="false" fo:text-align="start" fo:text-align-last="justify" style:justify-single-word="false" fo:hyphenation-ladder-count="no-limit" style:page-number="auto" fo:background-color="transparent" style:shadow="none" text:number-lines="false" text:line-number="0">
        <style:tab-stops/>
        <style:background-image/>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style: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style: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style: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style: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2</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5-01-19T23:15:08.781000000</dc:date>
    <meta:print-date>2113-01-01T00:00:00</meta:print-date>
    <meta:editing-cycles>5552</meta:editing-cycles>
    <meta:editing-duration>P18DT4H31M16S</meta:editing-duration>
    <meta:generator>LibreOffice/4.2.4.2$Windows_x86 LibreOffice_project/63150712c6d317d27ce2db16eb94c2f3d7b699f8</meta:generator>
    <meta:document-statistic meta:table-count="0" meta:image-count="0" meta:object-count="0" meta:page-count="52" meta:paragraph-count="345" meta:word-count="9573" meta:character-count="61768" meta:non-whitespace-character-count="52457"/>
  </office:meta>
</office:document-meta>
</file>